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11.624cm"/>
    </style:style>
    <style:style style:name="co3" style:family="table-column">
      <style:table-column-properties fo:break-before="auto" style:column-width="15.355cm"/>
    </style:style>
    <style:style style:name="co4" style:family="table-column">
      <style:table-column-properties fo:break-before="auto" style:column-width="3.052cm"/>
    </style:style>
    <style:style style:name="co5" style:family="table-column">
      <style:table-column-properties fo:break-before="auto" style:column-width="2.589cm"/>
    </style:style>
    <style:style style:name="co6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2.194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3.771cm"/>
    </style:style>
    <style:style style:name="co10" style:family="table-column">
      <style:table-column-properties fo:break-before="auto" style:column-width="5.937cm"/>
    </style:style>
    <style:style style:name="co11" style:family="table-column">
      <style:table-column-properties fo:break-before="auto" style:column-width="2.731cm"/>
    </style:style>
    <style:style style:name="co12" style:family="table-column">
      <style:table-column-properties fo:break-before="auto" style:column-width="42.457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5.151cm"/>
    </style:style>
    <style:style style:name="co15" style:family="table-column">
      <style:table-column-properties fo:break-before="auto" style:column-width="12.432cm"/>
    </style:style>
    <style:style style:name="co16" style:family="table-column">
      <style:table-column-properties fo:break-before="auto" style:column-width="4.84cm"/>
    </style:style>
    <style:style style:name="co17" style:family="table-column">
      <style:table-column-properties fo:break-before="auto" style:column-width="1.70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PageStyle_5f_example">
      <style:table-properties table:display="true" style:writing-mode="lr-tb"/>
    </style:style>
    <number:number-style style:name="N8002" number:language="ru" number:country="RU">
      <number:number number:decimal-places="2" number:min-integer-digits="1"/>
    </number:number-style>
    <number:text-style style:name="N8100" number:language="ru" number:country="RU">
      <number:text-content/>
    </number:text-style>
    <style:style style:name="ce1" style:family="table-cell" style:parent-style-name="Excel_20_Built-in_20_Normal">
      <style:text-properties style:font-name="Times New Roman" fo:font-size="12pt" style:font-size-asian="12pt" style:font-size-complex="12pt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Excel_20_Built-in_20_Normal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ce4" style:family="table-cell" style:parent-style-name="Excel_20_Built-in_20_Normal" style:data-style-name="N8002">
      <style:text-properties style:font-name="Times New Roman" fo:font-size="12pt" style:font-size-asian="12pt" style:font-size-complex="12pt"/>
    </style:style>
    <style:style style:name="ce5" style:family="table-cell" style:parent-style-name="Excel_20_Built-in_20_Normal" style:data-style-name="N8100">
      <style:text-properties style:font-name="Times New Roman" fo:font-size="12pt" style:font-size-asian="12pt" style:font-size-complex="12pt"/>
    </style:style>
    <style:style style:name="ce6" style:family="table-cell" style:parent-style-name="Excel_20_Built-in_20_Normal" style:data-style-name="N8100">
      <style:table-cell-properties style:text-align-source="fix" style:repeat-content="fals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" style:family="table-cell" style:parent-style-name="Default">
      <style:text-properties fo:color="#000000" style:font-name="Times New Roman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ampl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4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5"/>
        <table:table-column table:style-name="co15" table:default-cell-style-name="ce1"/>
        <table:table-column table:style-name="co16" table:default-cell-style-name="ce1"/>
        <table:table-column table:style-name="co17" table:number-columns-repeated="1008" table:default-cell-style-name="ce1"/>
        <table:table-row table:style-name="ro1">
          <table:table-cell office:value-type="string">
            <text:p>Полное имя</text:p>
          </table:table-cell>
          <table:table-cell office:value-type="string">
            <text:p>Имя</text:p>
          </table:table-cell>
          <table:table-cell office:value-type="string">
            <text:p>Печенье?</text:p>
          </table:table-cell>
          <table:table-cell office:value-type="string">
            <text:p>Масса нетто</text:p>
          </table:table-cell>
          <table:table-cell office:value-type="string">
            <text:p>Масса брутто</text:p>
          </table:table-cell>
          <table:table-cell office:value-type="string">
            <text:p>Белки</text:p>
          </table:table-cell>
          <table:table-cell office:value-type="string">
            <text:p>Жиры</text:p>
          </table:table-cell>
          <table:table-cell office:value-type="string">
            <text:p>Углеводы</text:p>
          </table:table-cell>
          <table:table-cell office:value-type="string">
            <text:p>энерг.ценность</text:p>
          </table:table-cell>
          <table:table-cell office:value-type="string">
            <text:p>ТУ/TU</text:p>
          </table:table-cell>
          <table:table-cell office:value-type="string">
            <text:p>Категория</text:p>
          </table:table-cell>
          <table:table-cell office:value-type="string">
            <text:p>Состав:</text:p>
          </table:table-cell>
          <table:table-cell office:value-type="string">
            <text:p>Срок годности</text:p>
          </table:table-cell>
          <table:table-cell office:value-type="string">
            <text:p>Штрих код (название файла)</text:p>
          </table:table-cell>
          <table:table-cell office:value-type="string">
            <text:p>Жирным</text:p>
          </table:table-cell>
          <table:table-cell table:number-columns-repeated="1009"/>
        </table:table-row>
        <table:table-row table:style-name="ro1">
          <table:table-cell office:value-type="string">
            <text:p>К кофе</text:p>
          </table:table-cell>
          <table:table-cell office:value-type="string">
            <text:p>Шоколадное</text:p>
          </table:table-cell>
          <table:table-cell office:value-type="string">
            <text:p>Печенье сахарное «К кофе» шоколадное</text:p>
          </table:table-cell>
          <table:table-cell office:value-type="string">
            <text:p>265 г x 30 шт</text:p>
          </table:table-cell>
          <table:table-cell office:value-type="string">
            <text:p>8,35 кг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68.6">
            <text:p>68,6</text:p>
          </table:table-cell>
          <table:table-cell office:value-type="string">
            <text:p>441 ккал/1808 кДж</text:p>
          </table:table-cell>
          <table:table-cell office:value-type="string">
            <text:p>ТУ/TU 10.72.12-001-15455580-2017</text:p>
          </table:table-cell>
          <table:table-cell office:value-type="string">
            <text:p>ФАСОВАННОЕ</text:p>
          </table:table-cell>
          <table:table-cell office:value-type="string">
            <text:p>мука пшеничная в/с, сахар-песок, маргарин, эмульгатор-лецитин, какао-порошок, инвертный сироп (сахар-песок, регулятор кислотности - лимонная кислота), <text:s/>соль поваренная пищевая, разрыхлители: натрий двууглекислый, карбонат аммония, ароматизатор идентичный натуральному, вкусо-ароматическая <text:s/>добавка <text:s/>«Ваниль».</text:p>
          </table:table-cell>
          <table:table-cell office:value-type="string">
            <text:p>6 мес</text:p>
          </table:table-cell>
          <table:table-cell office:value-type="string">
            <text:p>4627121071427</text:p>
          </table:table-cell>
          <table:table-cell table:number-columns-repeated="1010"/>
        </table:table-row>
        <table:table-row table:style-name="ro1">
          <table:table-cell office:value-type="string">
            <text:p>К кофе</text:p>
          </table:table-cell>
          <table:table-cell office:value-type="string">
            <text:p>Топленое молоко</text:p>
          </table:table-cell>
          <table:table-cell office:value-type="string">
            <text:p>Печенье сахарное «К кофе» топленое молоко</text:p>
          </table:table-cell>
          <table:table-cell office:value-type="string">
            <text:p>265 г x 30 шт</text:p>
          </table:table-cell>
          <table:table-cell office:value-type="string">
            <text:p>8,35 кг</text:p>
          </table:table-cell>
          <table:table-cell office:value-type="float" office:value="5.94">
            <text:p>5,94</text:p>
          </table:table-cell>
          <table:table-cell office:value-type="float" office:value="17.73">
            <text:p>17,73</text:p>
          </table:table-cell>
          <table:table-cell office:value-type="float" office:value="63.83">
            <text:p>63,83</text:p>
          </table:table-cell>
          <table:table-cell office:value-type="string">
            <text:p>426 ккал/1746 кДж</text:p>
          </table:table-cell>
          <table:table-cell office:value-type="string">
            <text:p>ТУ/TU 10.72.12-001-15455580-2017</text:p>
          </table:table-cell>
          <table:table-cell office:value-type="string">
            <text:p>ФАСОВАННОЕ</text:p>
          </table:table-cell>
          <table:table-cell office:value-type="string">
            <text:p>мука пшеничная в/с, сахар-песок, маргарин, эмульгатор-лецитин, инвертный сироп (сахар-песок, регулятор кислотности - лимонная кислота), <text:s/>соль поваренная пищевая, разрыхлители: натрий двууглекислый, карбонат аммония, ароматизатор идентичный натуральному, вкусо-ароматическая <text:s/>добавка <text:s/>«Ваниль».</text:p>
          </table:table-cell>
          <table:table-cell office:value-type="string">
            <text:p>6 мес</text:p>
          </table:table-cell>
          <table:table-cell office:value-type="string">
            <text:p>4627121071434</text:p>
          </table:table-cell>
          <table:table-cell table:number-columns-repeated="1010"/>
        </table:table-row>
        <table:table-row table:style-name="ro1">
          <table:table-cell office:value-type="string">
            <text:p>К кофе</text:p>
          </table:table-cell>
          <table:table-cell office:value-type="string">
            <text:p>Шоколадное</text:p>
          </table:table-cell>
          <table:table-cell office:value-type="string">
            <text:p>Печенье сахарное «К кофе» шоколадное</text:p>
          </table:table-cell>
          <table:table-cell office:value-type="string">
            <text:p>6,0 кг</text:p>
          </table:table-cell>
          <table:table-cell office:value-type="string">
            <text:p>6,4 кг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68.6">
            <text:p>68,6</text:p>
          </table:table-cell>
          <table:table-cell office:value-type="string">
            <text:p>441 ккал/1808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сахар-песок, маргарин, эмульгатор-лецитин, какао-порошок, инвертный сироп (сахар-песок, регулятор кислотности - лимонная кислота), <text:s/>соль поваренная пищевая, разрыхлители: натрий двууглекислый, карбонат аммония, ароматизатор идентичный натуральному, вкусо-ароматическая <text:s/>добавка <text:s/>«Ваниль».</text:p>
          </table:table-cell>
          <table:table-cell office:value-type="string">
            <text:p>6 мес</text:p>
          </table:table-cell>
          <table:table-cell office:value-type="string">
            <text:p>4627121071441</text:p>
          </table:table-cell>
          <table:table-cell table:number-columns-repeated="1010"/>
        </table:table-row>
        <table:table-row table:style-name="ro1">
          <table:table-cell office:value-type="string">
            <text:p>К кофе</text:p>
          </table:table-cell>
          <table:table-cell office:value-type="string">
            <text:p>Топленое молоко</text:p>
          </table:table-cell>
          <table:table-cell office:value-type="string">
            <text:p>Печенье сахарное «К кофе» топленое молоко</text:p>
          </table:table-cell>
          <table:table-cell office:value-type="string">
            <text:p>6,0 кг</text:p>
          </table:table-cell>
          <table:table-cell office:value-type="string">
            <text:p>6,4 кг</text:p>
          </table:table-cell>
          <table:table-cell office:value-type="float" office:value="5.94">
            <text:p>5,94</text:p>
          </table:table-cell>
          <table:table-cell office:value-type="float" office:value="17.73">
            <text:p>17,73</text:p>
          </table:table-cell>
          <table:table-cell office:value-type="float" office:value="63.83">
            <text:p>63,83</text:p>
          </table:table-cell>
          <table:table-cell office:value-type="string">
            <text:p>426 ккал/1746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сахар-песок, маргарин, эмульгатор-лецитин, инвертный сироп (сахар-песок, регулятор кислотности - лимонная кислота), <text:s/>соль поваренная пищевая, разрыхлители: натрий двууглекислый, карбонат аммония, ароматизатор идентичный натуральному, вкусо-ароматическая <text:s/>добавка <text:s/>«Ваниль».</text:p>
          </table:table-cell>
          <table:table-cell office:value-type="string">
            <text:p>6 мес</text:p>
          </table:table-cell>
          <table:table-cell office:value-type="string">
            <text:p>4627121071250</text:p>
          </table:table-cell>
          <table:table-cell table:number-columns-repeated="1010"/>
        </table:table-row>
        <table:table-row table:style-name="ro1">
          <table:table-cell office:value-type="string">
            <text:p>Фрутия</text:p>
          </table:table-cell>
          <table:table-cell office:value-type="string">
            <text:p>Цитрусовый микс</text:p>
          </table:table-cell>
          <table:table-cell office:value-type="string">
            <text:p>Печенье сахарное «Фрутия» цитрусовый микс</text:p>
          </table:table-cell>
          <table:table-cell office:value-type="string">
            <text:p>465 г x 18шт</text:p>
          </table:table-cell>
          <table:table-cell office:value-type="string">
            <text:p>8,7 кг</text:p>
          </table:table-cell>
          <table:table-cell office:value-type="float" office:value="6.5">
            <text:p>6,5</text:p>
          </table:table-cell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office:value-type="string">
            <text:p>420 ккал/1760 кДж</text:p>
          </table:table-cell>
          <table:table-cell office:value-type="string">
            <text:p>ТУ/TU 10.72.12-001-15455580-2017</text:p>
          </table:table-cell>
          <table:table-cell office:value-type="string">
            <text:p>ФАСОВАННОЕ</text:p>
          </table:table-cell>
          <table:table-cell office:value-type="string">
            <text:p>мука пшеничная в/с, сахар-песок, жир кондитерский, эмульгатор-лецитин, инвертный сироп (сахар-песок, регулятор кислотности - лимонная кислота), молоко цельное сгущенное с сахаром, сухой яичный меланж, <text:s/>соль поваренная пищевая, разрыхлители: натрий двууглекислый, карбонат аммония, ароматизатор идентичный натуральному, крахмал кукурузный.</text:p>
          </table:table-cell>
          <table:table-cell office:value-type="string">
            <text:p>6 мес</text:p>
          </table:table-cell>
          <table:table-cell office:value-type="string">
            <text:p>4627121071663</text:p>
          </table:table-cell>
          <table:table-cell table:number-columns-repeated="1010"/>
        </table:table-row>
        <table:table-row table:style-name="ro1">
          <table:table-cell office:value-type="string">
            <text:p>Фрутия</text:p>
          </table:table-cell>
          <table:table-cell office:value-type="string">
            <text:p>Мак и изюм</text:p>
          </table:table-cell>
          <table:table-cell office:value-type="string">
            <text:p>Печенье сахарное «Фрутия» мак и изюм</text:p>
          </table:table-cell>
          <table:table-cell office:value-type="string">
            <text:p>465 г x 18шт</text:p>
          </table:table-cell>
          <table:table-cell office:value-type="string">
            <text:p>8,7 кг</text:p>
          </table:table-cell>
          <table:table-cell office:value-type="float" office:value="7.5">
            <text:p>7,5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string">
            <text:p>460 ккал/1886 кДж</text:p>
          </table:table-cell>
          <table:table-cell office:value-type="string">
            <text:p>ТУ/TU 10.72.12-001-15455580-2017</text:p>
          </table:table-cell>
          <table:table-cell office:value-type="string">
            <text:p>ФАСОВАННОЕ</text:p>
          </table:table-cell>
          <table:table-cell office:value-type="string">
            <text:p>мука пшеничная в/с, сахар-песок, жир кондитерский, эмульгатор-лецитин, инвертный сироп (сахар-песок, регулятор кислотности - лимонная кислота), молоко цельное сгущенное с сахаром, молоко сухое обезжиренное, сухой яичный меланж, <text:s/>соль поваренная пищевая, разрыхлители: натрий двууглекислый, карбонат аммония, изюм, мак пищевой, ароматизатор идентичный натуральному, вкусо-ароматическая добавка «Ваниль», крахмал кукурузный.</text:p>
          </table:table-cell>
          <table:table-cell office:value-type="string">
            <text:p>6 мес</text:p>
          </table:table-cell>
          <table:table-cell office:value-type="string">
            <text:p>4627121071502</text:p>
          </table:table-cell>
          <table:table-cell table:number-columns-repeated="1010"/>
        </table:table-row>
        <table:table-row table:style-name="ro1">
          <table:table-cell office:value-type="string">
            <text:p>Фрутия</text:p>
          </table:table-cell>
          <table:table-cell office:value-type="string">
            <text:p>Шоколад и изюм</text:p>
          </table:table-cell>
          <table:table-cell office:value-type="string">
            <text:p>Печенье сахарное «Фрутия» шоколад и изюм</text:p>
          </table:table-cell>
          <table:table-cell office:value-type="string">
            <text:p>465 г x 18шт</text:p>
          </table:table-cell>
          <table:table-cell office:value-type="string">
            <text:p>8,7 кг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string">
            <text:p>430 ккал/1800 кДж</text:p>
          </table:table-cell>
          <table:table-cell office:value-type="string">
            <text:p>ТУ/TU 10.72.12-001-15455580-2017</text:p>
          </table:table-cell>
          <table:table-cell office:value-type="string">
            <text:p>ФАСОВАННОЕ</text:p>
          </table:table-cell>
          <table:table-cell office:value-type="string">
            <text:p>мука пшеничная в/с, сахар-песок, жир кондитерский, какао-порошок, эмульгатор-лецитин, инвертный сироп (сахар-песок, регулятор кислотности - лимонная кислота), молоко цельное сгущенное с сахаром, сухой яичный меланж, <text:s/>соль поваренная пищевая, солодовый экстракт, разрыхлители: натрий двууглекислый, карбонат аммония, ароматизатор идентичный натуральному, изюм, вкусо-ароматическая добавка «Ваниль».</text:p>
          </table:table-cell>
          <table:table-cell office:value-type="string">
            <text:p>6 мес</text:p>
          </table:table-cell>
          <table:table-cell office:value-type="string">
            <text:p>4627121071625</text:p>
          </table:table-cell>
          <table:table-cell table:number-columns-repeated="1010"/>
        </table:table-row>
        <table:table-row table:style-name="ro1">
          <table:table-cell office:value-type="string">
            <text:p>Фрутия</text:p>
          </table:table-cell>
          <table:table-cell office:value-type="string">
            <text:p>Тропические фрукты</text:p>
          </table:table-cell>
          <table:table-cell office:value-type="string">
            <text:p>Печенье сахарное «Фрутия» тропические фрукты</text:p>
          </table:table-cell>
          <table:table-cell office:value-type="string">
            <text:p>465 г x 18шт</text:p>
          </table:table-cell>
          <table:table-cell office:value-type="string">
            <text:p>8,7 кг</text:p>
          </table:table-cell>
          <table:table-cell office:value-type="float" office:value="6.7">
            <text:p>6,7</text:p>
          </table:table-cell>
          <table:table-cell office:value-type="float" office:value="14.4">
            <text:p>14,4</text:p>
          </table:table-cell>
          <table:table-cell office:value-type="float" office:value="66.2">
            <text:p>66,2</text:p>
          </table:table-cell>
          <table:table-cell office:value-type="string">
            <text:p>420 ккал</text:p>
          </table:table-cell>
          <table:table-cell office:value-type="string">
            <text:p>ТУ/TU 10.72.12-001-15455580-2017</text:p>
          </table:table-cell>
          <table:table-cell office:value-type="string">
            <text:p>ФАСОВАННОЕ</text:p>
          </table:table-cell>
          <table:table-cell office:value-type="string">
            <text:p>мука пшеничная в/с, сахар-песок, жир кондитерский, эмульгатор-лецитин, инвертный сироп (сахар-песок, регулятор кислотности - лимонная кислота), молоко цельное сгущенное с сахаром, сухой яичный меланж, <text:s/>соль поваренная пищевая, разрыхлители: натрий двууглекислый, карбонат аммония, ароматизатор идентичный натуральному, вкусо-ароматическая добавка «Ваниль», крахмал кукурузный.</text:p>
          </table:table-cell>
          <table:table-cell office:value-type="string">
            <text:p>6 мес</text:p>
          </table:table-cell>
          <table:table-cell office:value-type="string">
            <text:p>4627121071649</text:p>
          </table:table-cell>
          <table:table-cell table:number-columns-repeated="1010"/>
        </table:table-row>
        <table:table-row table:style-name="ro1">
          <table:table-cell office:value-type="string">
            <text:p>Фрутия</text:p>
          </table:table-cell>
          <table:table-cell office:value-type="string">
            <text:p>Апельсин</text:p>
          </table:table-cell>
          <table:table-cell office:value-type="string">
            <text:p>Печенье сахарное «Фрутия» со вкусом апельсина</text:p>
          </table:table-cell>
          <table:table-cell office:value-type="string">
            <text:p>465 г x 18шт</text:p>
          </table:table-cell>
          <table:table-cell office:value-type="string">
            <text:p>8,7 кг</text:p>
          </table:table-cell>
          <table:table-cell office:value-type="float" office:value="6.5">
            <text:p>6,5</text:p>
          </table:table-cell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office:value-type="string">
            <text:p>420 ккал/1722 кДж</text:p>
          </table:table-cell>
          <table:table-cell office:value-type="string">
            <text:p>ТУ/TU 10.72.12-001-15455580-2017</text:p>
          </table:table-cell>
          <table:table-cell office:value-type="string">
            <text:p>ФАСОВАННОЕ</text:p>
          </table:table-cell>
          <table:table-cell office:value-type="string">
            <text:p>мука пшеничная в/с, сахар-песок, жир кондитерский, эмульгатор-лецитин, инвертный сироп (сахар-песок, регулятор кислотности - лимонная кислота), молоко цельное сгущенное с сахаром, сухой яичный меланж, <text:s/>соль поваренная пищевая, разрыхлители: натрий двууглекислый, карбонат аммония, ароматизатор идентичный натуральному, вкусо-ароматическая добавка «Ваниль», крахмал кукурузный. </text:p>
          </table:table-cell>
          <table:table-cell office:value-type="string">
            <text:p>6 мес</text:p>
          </table:table-cell>
          <table:table-cell office:value-type="string">
            <text:p>4627121071526</text:p>
          </table:table-cell>
          <table:table-cell table:number-columns-repeated="1010"/>
        </table:table-row>
        <table:table-row table:style-name="ro1">
          <table:table-cell office:value-type="string">
            <text:p>Минифрутия</text:p>
          </table:table-cell>
          <table:table-cell office:value-type="string">
            <text:p>Апельсиновый вкус</text:p>
          </table:table-cell>
          <table:table-cell office:value-type="string">
            <text:p>Печенье сахарное «Минифрутия» со вкусом апельсина</text:p>
          </table:table-cell>
          <table:table-cell office:value-type="string">
            <text:p>300 г x 20 шт</text:p>
          </table:table-cell>
          <table:table-cell office:value-type="string">
            <text:p>6,3 кг</text:p>
          </table:table-cell>
          <table:table-cell office:value-type="float" office:value="6.9">
            <text:p>6,9</text:p>
          </table:table-cell>
          <table:table-cell office:value-type="float" office:value="9.8">
            <text:p>9,8</text:p>
          </table:table-cell>
          <table:table-cell office:value-type="float" office:value="64.9">
            <text:p>64,9</text:p>
          </table:table-cell>
          <table:table-cell office:value-type="string">
            <text:p>376 ккал/1541 кДж</text:p>
          </table:table-cell>
          <table:table-cell office:value-type="string">
            <text:p>ТУ/TU 10.72.12-001-15455580-2017</text:p>
          </table:table-cell>
          <table:table-cell office:value-type="string">
            <text:p>ФАСОВАННОЕ</text:p>
          </table:table-cell>
          <table:table-cell office:value-type="string">
            <text:p>мука пшеничная в/с, сахар-песок, маргарин, эмульгатор-лецитин, инвертный сироп (сахар-песок, регулятор кислотности - лимонная кислота), соль поваренная пищевая, разрыхлители: натрий двууглекислый, карбонат аммония, ароматизатор идентичный натуральному, вкусо-ароматическая добавка – <text:s/>ваниль,</text:p>
          </table:table-cell>
          <table:table-cell office:value-type="string">
            <text:p>6 мес</text:p>
          </table:table-cell>
          <table:table-cell office:value-type="string">
            <text:p>4627121071465</text:p>
          </table:table-cell>
          <table:table-cell office:value-type="string">
            <text:p>натуральный краситель «Паприка». </text:p>
          </table:table-cell>
          <table:table-cell table:number-columns-repeated="1009"/>
        </table:table-row>
        <table:table-row table:style-name="ro2">
          <table:table-cell office:value-type="string">
            <text:p>Минифрутия</text:p>
          </table:table-cell>
          <table:table-cell office:value-type="string">
            <text:p>Тутти-Фрутти</text:p>
          </table:table-cell>
          <table:table-cell office:value-type="string">
            <text:p>Печенье сахарное «Минифрутия» со вкусом <text:s/>тутти-фрутти</text:p>
          </table:table-cell>
          <table:table-cell office:value-type="string">
            <text:p>300 г x 20 шт</text:p>
          </table:table-cell>
          <table:table-cell office:value-type="string">
            <text:p>6,3 кг</text:p>
          </table:table-cell>
          <table:table-cell office:value-type="float" office:value="6.9">
            <text:p>6,9</text:p>
          </table:table-cell>
          <table:table-cell office:value-type="float" office:value="9.8">
            <text:p>9,8</text:p>
          </table:table-cell>
          <table:table-cell office:value-type="float" office:value="64.9">
            <text:p>64,9</text:p>
          </table:table-cell>
          <table:table-cell office:value-type="string">
            <text:p>376 ккал/1541 кДж</text:p>
          </table:table-cell>
          <table:table-cell office:value-type="string">
            <text:p>ТУ/TU 10.72.12-001-15455580-2017</text:p>
          </table:table-cell>
          <table:table-cell office:value-type="string">
            <text:p>ФАСОВАННОЕ</text:p>
          </table:table-cell>
          <table:table-cell office:value-type="string">
            <text:p>мука пшеничная <text:span text:style-name="T1">в/с</text:span>, сахар-песок, маргарин, эмульгатор-лецитин, инвертный сироп (сахар-песок, регулятор кислотности - лимонная кислота), соль поваренная пищевая, разрыхлители: натрий двууглекислый, карбонат аммония, ароматизатор идентичный натуральному, вкусо-ароматическая добавка – <text:s/>ваниль,</text:p>
          </table:table-cell>
          <table:table-cell office:value-type="string">
            <text:p>6 мес</text:p>
          </table:table-cell>
          <table:table-cell office:value-type="string">
            <text:p>4627121071489</text:p>
          </table:table-cell>
          <table:table-cell office:value-type="string">
            <text:p>натуральный краситель «Кармин».</text:p>
          </table:table-cell>
          <table:table-cell table:number-columns-repeated="1009"/>
        </table:table-row>
        <table:table-row table:style-name="ro1">
          <table:table-cell office:value-type="string">
            <text:p>Минифрутия</text:p>
          </table:table-cell>
          <table:table-cell office:value-type="string">
            <text:p>Ирисо-сливочный вкус</text:p>
          </table:table-cell>
          <table:table-cell office:value-type="string">
            <text:p>Печенье сахарное «Минифрутия» с ирисо-сливочным вкусом</text:p>
          </table:table-cell>
          <table:table-cell office:value-type="string">
            <text:p>300 г x 20 шт</text:p>
          </table:table-cell>
          <table:table-cell office:value-type="string">
            <text:p>6,3 кг</text:p>
          </table:table-cell>
          <table:table-cell office:value-type="float" office:value="6.9">
            <text:p>6,9</text:p>
          </table:table-cell>
          <table:table-cell office:value-type="float" office:value="9.8">
            <text:p>9,8</text:p>
          </table:table-cell>
          <table:table-cell office:value-type="float" office:value="64.9">
            <text:p>64,9</text:p>
          </table:table-cell>
          <table:table-cell office:value-type="string">
            <text:p>376 ккал/1541 кДж</text:p>
          </table:table-cell>
          <table:table-cell office:value-type="string">
            <text:p>ТУ/TU 10.72.12-001-15455580-2017</text:p>
          </table:table-cell>
          <table:table-cell office:value-type="string">
            <text:p>ФАСОВАННОЕ</text:p>
          </table:table-cell>
          <table:table-cell office:value-type="string">
            <text:p>мука пшеничная в/с, сахар-песок, маргарин, эмульгатор-лецитин, инвертный сироп (сахар-песок, регулятор кислотности - лимонная кислота), соль поваренная пищевая, разрыхлители: натрий двууглекислый, карбонат аммония, ароматизатор идентичный натуральному, вкусо-ароматическая добавка – <text:s/>ваниль.</text:p>
          </table:table-cell>
          <table:table-cell office:value-type="string">
            <text:p>6 мес</text:p>
          </table:table-cell>
          <table:table-cell office:value-type="string">
            <text:p>4627121071588</text:p>
          </table:table-cell>
          <table:table-cell table:number-columns-repeated="1010"/>
        </table:table-row>
        <table:table-row table:style-name="ro1">
          <table:table-cell office:value-type="string">
            <text:p>Минифрутия</text:p>
          </table:table-cell>
          <table:table-cell office:value-type="string">
            <text:p>Клубничный вкус</text:p>
          </table:table-cell>
          <table:table-cell office:value-type="string">
            <text:p>Печенье сахарное «Минифрутия» со вкусом клубники</text:p>
          </table:table-cell>
          <table:table-cell office:value-type="string">
            <text:p>300 г x 20 шт</text:p>
          </table:table-cell>
          <table:table-cell office:value-type="string">
            <text:p>6,3 кг</text:p>
          </table:table-cell>
          <table:table-cell office:value-type="float" office:value="6.9">
            <text:p>6,9</text:p>
          </table:table-cell>
          <table:table-cell office:value-type="float" office:value="9.8">
            <text:p>9,8</text:p>
          </table:table-cell>
          <table:table-cell office:value-type="float" office:value="64.9">
            <text:p>64,9</text:p>
          </table:table-cell>
          <table:table-cell office:value-type="string">
            <text:p>376 ккал/1541 кДж</text:p>
          </table:table-cell>
          <table:table-cell office:value-type="string">
            <text:p>ТУ/TU 10.72.12-001-15455580-2017</text:p>
          </table:table-cell>
          <table:table-cell office:value-type="string">
            <text:p>ФАСОВАННОЕ</text:p>
          </table:table-cell>
          <table:table-cell office:value-type="string">
            <text:p>мука пшеничная в/с, сахар-песок, маргарин, эмульгатор-лецитин, инвертный сироп (сахар-песок, регулятор кислотности - лимонная кислота), соль поваренная пищевая, разрыхлители: натрий двууглекислый, карбонат аммония, ароматизатор идентичный натуральному, вкусо-ароматическая добавка – <text:s/>ваниль,</text:p>
          </table:table-cell>
          <table:table-cell office:value-type="string">
            <text:p>6 мес</text:p>
          </table:table-cell>
          <table:table-cell office:value-type="string">
            <text:p>4627121071540</text:p>
          </table:table-cell>
          <table:table-cell office:value-type="string">
            <text:p>натуральный краситель «Кармин».</text:p>
          </table:table-cell>
          <table:table-cell table:number-columns-repeated="1009"/>
        </table:table-row>
        <table:table-row table:style-name="ro1">
          <table:table-cell office:value-type="string">
            <text:p>Минифрутия</text:p>
          </table:table-cell>
          <table:table-cell office:value-type="string">
            <text:p>Шоколадная</text:p>
          </table:table-cell>
          <table:table-cell office:value-type="string">
            <text:p>Печенье сахарное «Минифрутия» шоколадная</text:p>
          </table:table-cell>
          <table:table-cell office:value-type="string">
            <text:p>300 г x 20 шт</text:p>
          </table:table-cell>
          <table:table-cell office:value-type="string">
            <text:p>6,3 кг</text:p>
          </table:table-cell>
          <table:table-cell table:number-columns-repeated="3" office:value-type="string">
            <text:p>-</text:p>
          </table:table-cell>
          <table:table-cell table:style-name="ce5" office:value-type="string">
            <text:p>- <text:s/>ккал/кДж</text:p>
          </table:table-cell>
          <table:table-cell office:value-type="string">
            <text:p>ТУ/TU 10.72.12-001-15455580-2017</text:p>
          </table:table-cell>
          <table:table-cell office:value-type="string">
            <text:p>ФАСОВАННОЕ</text:p>
          </table:table-cell>
          <table:table-cell office:value-type="string">
            <text:p>мука пшеничная в/с, сахар-песок, маргарин, эмульгатор-лецитин, какао-порошок, инвертный сироп (сахар-песок, регулятор кислотности - лимонная кислота), соль поваренная пищевая, разрыхлители: натрий двууглекислый, карбонат аммония, ароматизатор идентичный натуральному, вкусо-ароматическая добавка – <text:s/>ваниль.</text:p>
          </table:table-cell>
          <table:table-cell office:value-type="string">
            <text:p>6 мес</text:p>
          </table:table-cell>
          <table:table-cell office:value-type="string">
            <text:p>4627121071564</text:p>
          </table:table-cell>
          <table:table-cell table:number-columns-repeated="1010"/>
        </table:table-row>
        <table:table-row table:style-name="ro1">
          <table:table-cell office:value-type="string">
            <text:p>Минифрутия</text:p>
          </table:table-cell>
          <table:table-cell office:value-type="string">
            <text:p>Яблоко и корица</text:p>
          </table:table-cell>
          <table:table-cell office:value-type="string">
            <text:p>Печенье сахарное «Минифрутия» со вкусом яблока и корицы.</text:p>
          </table:table-cell>
          <table:table-cell office:value-type="string">
            <text:p>300 г x 20 шт</text:p>
          </table:table-cell>
          <table:table-cell office:value-type="string">
            <text:p>6,3 кг</text:p>
          </table:table-cell>
          <table:table-cell office:value-type="float" office:value="6.9">
            <text:p>6,9</text:p>
          </table:table-cell>
          <table:table-cell office:value-type="float" office:value="9.8">
            <text:p>9,8</text:p>
          </table:table-cell>
          <table:table-cell office:value-type="float" office:value="64.9">
            <text:p>64,9</text:p>
          </table:table-cell>
          <table:table-cell office:value-type="string">
            <text:p>376 ккал/1541 кДж</text:p>
          </table:table-cell>
          <table:table-cell office:value-type="string">
            <text:p>ТУ/TU 10.72.12-001-15455580-2017</text:p>
          </table:table-cell>
          <table:table-cell office:value-type="string">
            <text:p>ФАСОВАННОЕ</text:p>
          </table:table-cell>
          <table:table-cell office:value-type="string">
            <text:p>мука пшеничная в/с, сахар-песок, маргарин, эмульгатор-лецитин, инвертный сироп (сахар-песок, регулятор кислотности - лимонная кислота), соль поваренная пищевая, разрыхлители: натрий двууглекислый, карбонат аммония, ароматизатор идентичный натуральному, вкусо-ароматическая добавка – <text:s/>ваниль, </text:p>
          </table:table-cell>
          <table:table-cell office:value-type="string">
            <text:p>6 мес</text:p>
          </table:table-cell>
          <table:table-cell office:value-type="string">
            <text:p>4627121071700</text:p>
          </table:table-cell>
          <table:table-cell office:value-type="string">
            <text:p>натуральный краситель «МИХРОМОВЫЙ ЗЕЛЕНЫЙ».</text:p>
          </table:table-cell>
          <table:table-cell table:number-columns-repeated="1009"/>
        </table:table-row>
        <table:table-row table:style-name="ro1">
          <table:table-cell office:value-type="string">
            <text:p>Фрутия</text:p>
          </table:table-cell>
          <table:table-cell office:value-type="string">
            <text:p>Топленое молоко</text:p>
          </table:table-cell>
          <table:table-cell office:value-type="string">
            <text:p>Печенье сахарное «Фрутия» со вкусом топленого молока</text:p>
          </table:table-cell>
          <table:table-cell office:value-type="string">
            <text:p>465 г x 18 шт</text:p>
          </table:table-cell>
          <table:table-cell office:value-type="string">
            <text:p>8,7 кг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65.4">
            <text:p>65,4</text:p>
          </table:table-cell>
          <table:table-cell office:value-type="string">
            <text:p>442 ккал /1812 кДж</text:p>
          </table:table-cell>
          <table:table-cell office:value-type="string">
            <text:p>ТУ/TU 10.72.12-001-15455580-2017</text:p>
          </table:table-cell>
          <table:table-cell office:value-type="string">
            <text:p>ФАСОВАННОЕ</text:p>
          </table:table-cell>
          <table:table-cell office:value-type="string">
            <text:p>мука пшеничная в/с, сахар-песок, жир кондитерский, эмульгатор-лецитин, инвертный сироп (сахар-песок, регулятор кислотности - лимонная кислота), молоко цельное сгущенное с сахаром, сливки сухие, сухой яичный меланж, <text:s/>соль поваренная пищевая, разрыхлители: натрий двууглекислый, карбонат аммония, ароматизатор идентичный натуральному, вкусо-ароматическая добавка «Ваниль», крахмал кукурузный. </text:p>
          </table:table-cell>
          <table:table-cell office:value-type="string">
            <text:p>6 мес</text:p>
          </table:table-cell>
          <table:table-cell office:value-type="string">
            <text:p>4627121071601</text:p>
          </table:table-cell>
          <table:table-cell table:number-columns-repeated="1010"/>
        </table:table-row>
        <table:table-row table:style-name="ro1">
          <table:table-cell office:value-type="string">
            <text:p>Фрутия</text:p>
          </table:table-cell>
          <table:table-cell office:value-type="string">
            <text:p>Малина со сливками</text:p>
          </table:table-cell>
          <table:table-cell office:value-type="string">
            <text:p>Печенье сахарное «Фрутия» со вкусом малины со сливками</text:p>
          </table:table-cell>
          <table:table-cell office:value-type="string">
            <text:p>465 г x 18 шт</text:p>
          </table:table-cell>
          <table:table-cell office:value-type="string">
            <text:p>8,7 кг</text:p>
          </table:table-cell>
          <table:table-cell office:value-type="float" office:value="6.5">
            <text:p>6,5</text:p>
          </table:table-cell>
          <table:table-cell office:value-type="float" office:value="14.3">
            <text:p>14,3</text:p>
          </table:table-cell>
          <table:table-cell office:value-type="float" office:value="66.7">
            <text:p>66,7</text:p>
          </table:table-cell>
          <table:table-cell office:value-type="string">
            <text:p>420 ккал /1722 кДж</text:p>
          </table:table-cell>
          <table:table-cell office:value-type="string">
            <text:p>ТУ/TU 10.72.12-001-15455580-2017</text:p>
          </table:table-cell>
          <table:table-cell office:value-type="string">
            <text:p>ФАСОВАННОЕ</text:p>
          </table:table-cell>
          <table:table-cell office:value-type="string">
            <text:p>мука пшеничная в/с, сахар-песок, жир кондитерский, эмульгатор-лецитин, инвертный сироп (сахар-песок, регулятор кислотности - лимонная кислота), молоко цельное сгущенное с сахаром, <text:s/>сухой яичный меланж, <text:s/>соль поваренная пищевая, разрыхлители: натрий двууглекислый, карбонат аммония, ароматизатор идентичный натуральному, вкусо-ароматическая добавка «Ваниль», крахмал кукурузный.</text:p>
          </table:table-cell>
          <table:table-cell office:value-type="string">
            <text:p>6 мес</text:p>
          </table:table-cell>
          <table:table-cell office:value-type="string">
            <text:p>4627121071687</text:p>
          </table:table-cell>
          <table:table-cell table:number-columns-repeated="1010"/>
        </table:table-row>
        <table:table-row table:style-name="ro1">
          <table:table-cell office:value-type="string">
            <text:p>Минифрутия</text:p>
          </table:table-cell>
          <table:table-cell office:value-type="string">
            <text:p>Апельсиновый вкус</text:p>
          </table:table-cell>
          <table:table-cell office:value-type="string">
            <text:p>Печенье сахарное «Минифрутия» со вкусом апельсина</text:p>
          </table:table-cell>
          <table:table-cell office:value-type="string">
            <text:p>4,0 кг</text:p>
          </table:table-cell>
          <table:table-cell office:value-type="string">
            <text:p>4,3 кг</text:p>
          </table:table-cell>
          <table:table-cell office:value-type="float" office:value="6.9">
            <text:p>6,9</text:p>
          </table:table-cell>
          <table:table-cell office:value-type="float" office:value="9.8">
            <text:p>9,8</text:p>
          </table:table-cell>
          <table:table-cell office:value-type="float" office:value="64.9">
            <text:p>64,9</text:p>
          </table:table-cell>
          <table:table-cell office:value-type="string">
            <text:p>376 ккал/1541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сахар-песок, маргарин, эмульгатор-лецитин, инвертный сироп (сахар-песок, регулятор кислотности - лимонная кислота), соль поваренная пищевая, разрыхлители: натрий двууглекислый, карбонат аммония, ароматизатор идентичный натуральному, вкусо-ароматическая добавка – <text:s/>ваниль,</text:p>
          </table:table-cell>
          <table:table-cell office:value-type="string">
            <text:p>6 мес</text:p>
          </table:table-cell>
          <table:table-cell office:value-type="string">
            <text:p>4627121071786</text:p>
          </table:table-cell>
          <table:table-cell office:value-type="string">
            <text:p>натуральный краситель «Паприка».</text:p>
          </table:table-cell>
          <table:table-cell table:number-columns-repeated="1009"/>
        </table:table-row>
        <table:table-row table:style-name="ro1">
          <table:table-cell office:value-type="string">
            <text:p>Минифрутия</text:p>
          </table:table-cell>
          <table:table-cell office:value-type="string">
            <text:p>Тутти-Фрутти</text:p>
          </table:table-cell>
          <table:table-cell office:value-type="string">
            <text:p>Печенье сахарное «Минифрутия» со вкусом <text:s/>тутти-фрутти</text:p>
          </table:table-cell>
          <table:table-cell office:value-type="string">
            <text:p>4,0 кг</text:p>
          </table:table-cell>
          <table:table-cell office:value-type="string">
            <text:p>4,3 кг</text:p>
          </table:table-cell>
          <table:table-cell office:value-type="float" office:value="6.9">
            <text:p>6,9</text:p>
          </table:table-cell>
          <table:table-cell office:value-type="float" office:value="9.8">
            <text:p>9,8</text:p>
          </table:table-cell>
          <table:table-cell office:value-type="float" office:value="64.9">
            <text:p>64,9</text:p>
          </table:table-cell>
          <table:table-cell office:value-type="string">
            <text:p>376 ккал/1541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сахар-песок, маргарин, эмульгатор-лецитин, инвертный сироп (сахар-песок, регулятор кислотности - лимонная кислота), соль поваренная пищевая, разрыхлители: натрий двууглекислый, карбонат аммония, ароматизатор идентичный натуральному, вкусо-ароматическая добавка – <text:s/>ваниль,</text:p>
          </table:table-cell>
          <table:table-cell office:value-type="string">
            <text:p>6 мес</text:p>
          </table:table-cell>
          <table:table-cell office:value-type="string">
            <text:p>4627121071793</text:p>
          </table:table-cell>
          <table:table-cell office:value-type="string">
            <text:p>натуральный краситель «Кармин».</text:p>
          </table:table-cell>
          <table:table-cell table:number-columns-repeated="1009"/>
        </table:table-row>
        <table:table-row table:style-name="ro1">
          <table:table-cell office:value-type="string">
            <text:p>Минифрутия</text:p>
          </table:table-cell>
          <table:table-cell office:value-type="string">
            <text:p>Ирисо-сливочный вкус</text:p>
          </table:table-cell>
          <table:table-cell office:value-type="string">
            <text:p>Печенье сахарное «Минифрутия» с ирисо-сливочным вкусом</text:p>
          </table:table-cell>
          <table:table-cell office:value-type="string">
            <text:p>4,0 кг</text:p>
          </table:table-cell>
          <table:table-cell office:value-type="string">
            <text:p>4,3 кг</text:p>
          </table:table-cell>
          <table:table-cell office:value-type="float" office:value="6.9">
            <text:p>6,9</text:p>
          </table:table-cell>
          <table:table-cell office:value-type="float" office:value="9.8">
            <text:p>9,8</text:p>
          </table:table-cell>
          <table:table-cell office:value-type="float" office:value="64.9">
            <text:p>64,9</text:p>
          </table:table-cell>
          <table:table-cell office:value-type="string">
            <text:p>376 ккал/1541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сахар-песок, маргарин, эмульгатор-лецитин, инвертный сироп (сахар-песок, регулятор кислотности - лимонная кислота), соль поваренная пищевая, разрыхлители: натрий двууглекислый, карбонат аммония, ароматизатор идентичный натуральному, вкусо-ароматическая добавка – <text:s/>ваниль.</text:p>
          </table:table-cell>
          <table:table-cell office:value-type="string">
            <text:p>6 мес</text:p>
          </table:table-cell>
          <table:table-cell office:value-type="string">
            <text:p>4627121071809</text:p>
          </table:table-cell>
          <table:table-cell table:number-columns-repeated="1010"/>
        </table:table-row>
        <table:table-row table:style-name="ro1">
          <table:table-cell office:value-type="string">
            <text:p>Минифрутия</text:p>
          </table:table-cell>
          <table:table-cell office:value-type="string">
            <text:p>Клубничный вкус</text:p>
          </table:table-cell>
          <table:table-cell office:value-type="string">
            <text:p>Печенье сахарное «Минифрутия» со вкусом клубники</text:p>
          </table:table-cell>
          <table:table-cell office:value-type="string">
            <text:p>4,0 кг</text:p>
          </table:table-cell>
          <table:table-cell office:value-type="string">
            <text:p>4,3 кг</text:p>
          </table:table-cell>
          <table:table-cell office:value-type="float" office:value="6.9">
            <text:p>6,9</text:p>
          </table:table-cell>
          <table:table-cell office:value-type="float" office:value="9.8">
            <text:p>9,8</text:p>
          </table:table-cell>
          <table:table-cell office:value-type="float" office:value="64.9">
            <text:p>64,9</text:p>
          </table:table-cell>
          <table:table-cell office:value-type="string">
            <text:p>376 ккал/1541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сахар-песок, маргарин, эмульгатор-лецитин, инвертный сироп (сахар-песок, регулятор кислотности - лимонная кислота), соль поваренная пищевая, разрыхлители: натрий двууглекислый, карбонат аммония, ароматизатор идентичный натуральному, вкусо-ароматическая добавка – <text:s/>ваниль,</text:p>
          </table:table-cell>
          <table:table-cell office:value-type="string">
            <text:p>6 мес</text:p>
          </table:table-cell>
          <table:table-cell office:value-type="string">
            <text:p>4627121071816</text:p>
          </table:table-cell>
          <table:table-cell office:value-type="string">
            <text:p>натуральный краситель «Кармин».</text:p>
          </table:table-cell>
          <table:table-cell table:number-columns-repeated="1009"/>
        </table:table-row>
        <table:table-row table:style-name="ro1">
          <table:table-cell office:value-type="string">
            <text:p>Минифрутия</text:p>
          </table:table-cell>
          <table:table-cell office:value-type="string">
            <text:p>Шоколадная</text:p>
          </table:table-cell>
          <table:table-cell office:value-type="string">
            <text:p>Печенье сахарное «Минифрутия» шоколадная</text:p>
          </table:table-cell>
          <table:table-cell office:value-type="string">
            <text:p>4,0 кг</text:p>
          </table:table-cell>
          <table:table-cell office:value-type="string">
            <text:p>4,3 кг</text:p>
          </table:table-cell>
          <table:table-cell table:number-columns-repeated="3" office:value-type="string">
            <text:p>-</text:p>
          </table:table-cell>
          <table:table-cell table:style-name="ce5" office:value-type="string">
            <text:p>- <text:s/>ккал/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сахар-песок, маргарин, эмульгатор-лецитин, какао-порошок, инвертный сироп (сахар-песок, регулятор кислотности - лимонная кислота), соль поваренная пищевая, разрыхлители: натрий двууглекислый, карбонат аммония, ароматизатор идентичный натуральному, вкусо-ароматическая добавка – <text:s/>ваниль.</text:p>
          </table:table-cell>
          <table:table-cell office:value-type="string">
            <text:p>6 мес</text:p>
          </table:table-cell>
          <table:table-cell office:value-type="string">
            <text:p>4627121071823</text:p>
          </table:table-cell>
          <table:table-cell table:number-columns-repeated="1010"/>
        </table:table-row>
        <table:table-row table:style-name="ro1">
          <table:table-cell office:value-type="string">
            <text:p>Минифрутия</text:p>
          </table:table-cell>
          <table:table-cell office:value-type="string">
            <text:p>Яблоко и корица</text:p>
          </table:table-cell>
          <table:table-cell office:value-type="string">
            <text:p>Печенье сахарное «Минифрутия» со вкусом яблока и корицы.</text:p>
          </table:table-cell>
          <table:table-cell office:value-type="string">
            <text:p>4,0 кг</text:p>
          </table:table-cell>
          <table:table-cell office:value-type="string">
            <text:p>4,3 кг</text:p>
          </table:table-cell>
          <table:table-cell office:value-type="float" office:value="6.9">
            <text:p>6,9</text:p>
          </table:table-cell>
          <table:table-cell office:value-type="float" office:value="9.8">
            <text:p>9,8</text:p>
          </table:table-cell>
          <table:table-cell office:value-type="float" office:value="64.9">
            <text:p>64,9</text:p>
          </table:table-cell>
          <table:table-cell office:value-type="string">
            <text:p>376 ккал/1541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сахар-песок, маргарин, эмульгатор-лецитин, инвертный сироп (сахар-песок, регулятор кислотности - лимонная кислота), соль поваренная пищевая, разрыхлители: натрий двууглекислый, карбонат аммония, ароматизатор идентичный натуральному, вкусо-ароматическая добавка – <text:s/>ваниль, </text:p>
          </table:table-cell>
          <table:table-cell office:value-type="string">
            <text:p>6 мес</text:p>
          </table:table-cell>
          <table:table-cell office:value-type="string">
            <text:p>4627121071830</text:p>
          </table:table-cell>
          <table:table-cell office:value-type="string">
            <text:p>натуральный краситель «МИХРОМОВЫЙ ЗЕЛЕНЫЙ».</text:p>
          </table:table-cell>
          <table:table-cell table:number-columns-repeated="1009"/>
        </table:table-row>
        <table:table-row table:style-name="ro1">
          <table:table-cell office:value-type="string">
            <text:p>Фрутия</text:p>
          </table:table-cell>
          <table:table-cell office:value-type="string">
            <text:p>Апельсин</text:p>
          </table:table-cell>
          <table:table-cell office:value-type="string">
            <text:p>Печенье сахарное «Фрутия» со вкусом апельсина</text:p>
          </table:table-cell>
          <table:table-cell office:value-type="string">
            <text:p>5,0 кг</text:p>
          </table:table-cell>
          <table:table-cell office:value-type="string">
            <text:p>5,3 кг</text:p>
          </table:table-cell>
          <table:table-cell office:value-type="float" office:value="6.5">
            <text:p>6,5</text:p>
          </table:table-cell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office:value-type="string">
            <text:p>420 ккал/1722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сахар-песок, жир кондитерский, эмульгатор-лецитин, инвертный сироп (сахар-песок, регулятор кислотности - лимонная кислота), молоко цельное сгущенное с сахаром, сухой яичный меланж, <text:s/>соль поваренная пищевая, разрыхлители: натрий двууглекислый, карбонат аммония, ароматизатор идентичный натуральному, вкусо-ароматическая добавка «Ваниль», крахмал кукурузный.</text:p>
          </table:table-cell>
          <table:table-cell office:value-type="string">
            <text:p>6 мес</text:p>
          </table:table-cell>
          <table:table-cell office:value-type="string">
            <text:p>4627121071724</text:p>
          </table:table-cell>
          <table:table-cell table:number-columns-repeated="1010"/>
        </table:table-row>
        <table:table-row table:style-name="ro1">
          <table:table-cell office:value-type="string">
            <text:p>Фрутия</text:p>
          </table:table-cell>
          <table:table-cell office:value-type="string">
            <text:p>Топленое молоко</text:p>
          </table:table-cell>
          <table:table-cell office:value-type="string">
            <text:p>Печенье сахарное «Фрутия» со вкусом топленого молока</text:p>
          </table:table-cell>
          <table:table-cell office:value-type="string">
            <text:p>5,0 кг</text:p>
          </table:table-cell>
          <table:table-cell office:value-type="string">
            <text:p>5,3 кг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65.4">
            <text:p>65,4</text:p>
          </table:table-cell>
          <table:table-cell office:value-type="string">
            <text:p>442 ккал /1812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сахар-песок, жир кондитерский, эмульгатор-лецитин, инвертный сироп (сахар-песок, регулятор кислотности - лимонная кислота), молоко цельное сгущенное с сахаром, сливки сухие, сухой яичный меланж, <text:s/>соль поваренная пищевая, разрыхлители: натрий двууглекислый, карбонат аммония, ароматизатор идентичный натуральному, вкусо-ароматическая добавка «Ваниль», крахмал кукурузный.</text:p>
          </table:table-cell>
          <table:table-cell office:value-type="string">
            <text:p>6 мес</text:p>
          </table:table-cell>
          <table:table-cell office:value-type="string">
            <text:p>4627121071762</text:p>
          </table:table-cell>
          <table:table-cell table:number-columns-repeated="1010"/>
        </table:table-row>
        <table:table-row table:style-name="ro1">
          <table:table-cell office:value-type="string">
            <text:p>Фрутия</text:p>
          </table:table-cell>
          <table:table-cell office:value-type="string">
            <text:p>Мак и изюм</text:p>
          </table:table-cell>
          <table:table-cell office:value-type="string">
            <text:p>Печенье сахарное «Фрутия» мак и изюм</text:p>
          </table:table-cell>
          <table:table-cell office:value-type="string">
            <text:p>5,0 кг</text:p>
          </table:table-cell>
          <table:table-cell office:value-type="string">
            <text:p>5,3 кг</text:p>
          </table:table-cell>
          <table:table-cell office:value-type="float" office:value="7.5">
            <text:p>7,5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string">
            <text:p>460 ккал/1886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сахар-песок, жир кондитерский, эмульгатор-лецитин, инвертный сироп (сахар-песок, регулятор кислотности - лимонная кислота), молоко цельное сгущенное с сахаром, молоко сухое обезжиренное, сухой яичный меланж, <text:s/>соль поваренная пищевая, разрыхлители: натрий двууглекислый, карбонат аммония, изюм, мак пищевой, ароматизатор идентичный натуральному, вкусо-ароматическая добавка «Ваниль», крахмал кукурузный.</text:p>
          </table:table-cell>
          <table:table-cell office:value-type="string">
            <text:p>6 мес</text:p>
          </table:table-cell>
          <table:table-cell office:value-type="string">
            <text:p>4627121071717</text:p>
          </table:table-cell>
          <table:table-cell table:number-columns-repeated="1010"/>
        </table:table-row>
        <table:table-row table:style-name="ro1">
          <table:table-cell office:value-type="string">
            <text:p>Мишки-Гамми</text:p>
          </table:table-cell>
          <table:table-cell table:style-name="ce3" office:value-type="string">
            <text:p>шоколадное со вкусом вишни и мармеладом</text:p>
          </table:table-cell>
          <table:table-cell office:value-type="string">
            <text:p>Печенье сахарное «Мишки-Гамми» шоколадное со вкусом вишни и мармеладом</text:p>
          </table:table-cell>
          <table:table-cell office:value-type="string">
            <text:p>450 г x 18 шт</text:p>
          </table:table-cell>
          <table:table-cell office:value-type="string">
            <text:p>8,5 кг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string">
            <text:p>430 ккал/1763 кДж</text:p>
          </table:table-cell>
          <table:table-cell office:value-type="string">
            <text:p>ТУ/TU 10.72.12-001-15455580-2017</text:p>
          </table:table-cell>
          <table:table-cell office:value-type="string">
            <text:p>ФАСОВАННОЕ</text:p>
          </table:table-cell>
          <table:table-cell office:value-type="string">
            <text:p>мука пшеничная в/с, сахар-песок, жир кондитерский, эмульгатор-лецитин, инвертный сироп (сахар-песок, регулятор кислотности - лимонная кислота), мармелад, какао-порошок, молоко цельное сгущенное с сахаром, сухой яичный меланж, <text:s/>соль поваренная пищевая, разрыхлители: натрий двууглекислый, карбонат аммония, ароматизатор идентичный натуральному, вкусо-ароматическая добавка «Ваниль».</text:p>
          </table:table-cell>
          <table:table-cell office:value-type="string">
            <text:p>6 мес</text:p>
          </table:table-cell>
          <table:table-cell office:value-type="string">
            <text:p>4627121071892</text:p>
          </table:table-cell>
          <table:table-cell table:number-columns-repeated="1010"/>
        </table:table-row>
        <table:table-row table:style-name="ro1">
          <table:table-cell office:value-type="string">
            <text:p>Мишки-Гамми</text:p>
          </table:table-cell>
          <table:table-cell office:value-type="string">
            <text:p>со вкусом клубники со сливками и мармеладом</text:p>
          </table:table-cell>
          <table:table-cell office:value-type="string">
            <text:p>Печенье сахарное «Мишки-Гамми» со вкусом клубники со сливками и мармеладом</text:p>
          </table:table-cell>
          <table:table-cell office:value-type="string">
            <text:p>450 г x 18 шт</text:p>
          </table:table-cell>
          <table:table-cell office:value-type="string">
            <text:p>8,5 кг</text:p>
          </table:table-cell>
          <table:table-cell office:value-type="float" office:value="6.5">
            <text:p>6,5</text:p>
          </table:table-cell>
          <table:table-cell office:value-type="float" office:value="14.3">
            <text:p>14,3</text:p>
          </table:table-cell>
          <table:table-cell office:value-type="float" office:value="66.7">
            <text:p>66,7</text:p>
          </table:table-cell>
          <table:table-cell office:value-type="string">
            <text:p>420 ккал/1722 кДж</text:p>
          </table:table-cell>
          <table:table-cell office:value-type="string">
            <text:p>ТУ/TU 10.72.12-001-15455580-2017</text:p>
          </table:table-cell>
          <table:table-cell office:value-type="string">
            <text:p>ФАСОВАННОЕ</text:p>
          </table:table-cell>
          <table:table-cell office:value-type="string">
            <text:p>мука пшеничная в/с, сахар-песок, жир кондитерский, эмульгатор-лецитин, инвертный сироп (сахар-песок, регулятор кислотности - лимонная кислота), мармелад, молоко цельное сгущенное с сахаром, крахмал кукурузный, сухой яичный меланж, <text:s/>соль поваренная пищевая, разрыхлители: натрий двууглекислый, карбонат аммония, ароматизатор идентичный натуральному, вкусо-ароматическая добавка «Ваниль».</text:p>
          </table:table-cell>
          <table:table-cell office:value-type="string">
            <text:p>6 мес</text:p>
          </table:table-cell>
          <table:table-cell office:value-type="string">
            <text:p>4627121071915</text:p>
          </table:table-cell>
          <table:table-cell table:number-columns-repeated="1010"/>
        </table:table-row>
        <table:table-row table:style-name="ro1">
          <table:table-cell office:value-type="string">
            <text:p>Мишки-Гамми</text:p>
          </table:table-cell>
          <table:table-cell office:value-type="string">
            <text:p>со вкусом фруктового микса и мармеладом</text:p>
          </table:table-cell>
          <table:table-cell office:value-type="string">
            <text:p>Печенье сахарное «Мишки-Гамми» со вкусом фруктового микса и мармеладом</text:p>
          </table:table-cell>
          <table:table-cell office:value-type="string">
            <text:p>450 г x 18 шт</text:p>
          </table:table-cell>
          <table:table-cell office:value-type="string">
            <text:p>8,5 кг</text:p>
          </table:table-cell>
          <table:table-cell office:value-type="float" office:value="6.7">
            <text:p>6,7</text:p>
          </table:table-cell>
          <table:table-cell office:value-type="float" office:value="14.4">
            <text:p>14,4</text:p>
          </table:table-cell>
          <table:table-cell office:value-type="float" office:value="66.2">
            <text:p>66,2</text:p>
          </table:table-cell>
          <table:table-cell office:value-type="string">
            <text:p>420 ккал/1722 кДж</text:p>
          </table:table-cell>
          <table:table-cell office:value-type="string">
            <text:p>ТУ/TU 10.72.12-001-15455580-2017</text:p>
          </table:table-cell>
          <table:table-cell office:value-type="string">
            <text:p>ФАСОВАННОЕ</text:p>
          </table:table-cell>
          <table:table-cell office:value-type="string">
            <text:p>мука пшеничная в/с, сахар-песок, жир кондитерский, эмульгатор-лецитин, инвертный сироп (сахар-песок, регулятор кислотности - лимонная кислота), мармелад, молоко цельное сгущенное с сахаром, сухой яичный меланж, <text:s/>крахмал кукурузный, соль поваренная пищевая, разрыхлители: натрий двууглекислый, карбонат аммония, ароматизатор идентичный натуральному, вкусо-ароматическая добавка «Ваниль».</text:p>
          </table:table-cell>
          <table:table-cell office:value-type="string">
            <text:p>6 мес</text:p>
          </table:table-cell>
          <table:table-cell office:value-type="string">
            <text:p>4627121071939</text:p>
          </table:table-cell>
          <table:table-cell table:number-columns-repeated="1010"/>
        </table:table-row>
        <table:table-row table:style-name="ro1">
          <table:table-cell office:value-type="string">
            <text:p>Мишки-Гамми</text:p>
          </table:table-cell>
          <table:table-cell office:value-type="string">
            <text:p>со вкусом ягодного микса и мармеладом</text:p>
          </table:table-cell>
          <table:table-cell office:value-type="string">
            <text:p>Печенье сахарное «Мишки-Гамми» со вкусом ягодного микса и мармеладом</text:p>
          </table:table-cell>
          <table:table-cell office:value-type="string">
            <text:p>450 г x 18 шт</text:p>
          </table:table-cell>
          <table:table-cell office:value-type="string">
            <text:p>8,5 кг</text:p>
          </table:table-cell>
          <table:table-cell office:value-type="float" office:value="6.7">
            <text:p>6,7</text:p>
          </table:table-cell>
          <table:table-cell office:value-type="float" office:value="14.4">
            <text:p>14,4</text:p>
          </table:table-cell>
          <table:table-cell office:value-type="float" office:value="66.2">
            <text:p>66,2</text:p>
          </table:table-cell>
          <table:table-cell office:value-type="string">
            <text:p>420 ккал/1722 кДж</text:p>
          </table:table-cell>
          <table:table-cell office:value-type="string">
            <text:p>ТУ/TU 10.72.12-001-15455580-2017</text:p>
          </table:table-cell>
          <table:table-cell office:value-type="string">
            <text:p>ФАСОВАННОЕ</text:p>
          </table:table-cell>
          <table:table-cell office:value-type="string">
            <text:p>мука пшеничная в/с, сахар-песок, жир кондитерский, эмульгатор-лецитин, инвертный сироп (сахар-песок, регулятор кислотности - лимонная кислота), мармелад, молоко цельное сгущенное с сахаром, сухой яичный меланж, <text:s/>крахмал кукурузный, соль поваренная пищевая, разрыхлители: натрий двууглекислый, карбонат аммония, ароматизатор идентичный натуральному, вкусо-ароматическая добавка «Ваниль».</text:p>
          </table:table-cell>
          <table:table-cell office:value-type="string">
            <text:p>6 мес</text:p>
          </table:table-cell>
          <table:table-cell office:value-type="string">
            <text:p>4627121071953</text:p>
          </table:table-cell>
          <table:table-cell table:number-columns-repeated="1010"/>
        </table:table-row>
        <table:table-row table:style-name="ro1">
          <table:table-cell office:value-type="string">
            <text:p>Мишки-Гамми</text:p>
          </table:table-cell>
          <table:table-cell table:style-name="ce3" office:value-type="string">
            <text:p>шоколадное со вкусом вишни и мармеладом</text:p>
          </table:table-cell>
          <table:table-cell office:value-type="string">
            <text:p>Печенье сахарное «Мишки-Гамми» шоколадное со вкусом вишни и мармеладом</text:p>
          </table:table-cell>
          <table:table-cell office:value-type="string">
            <text:p>5,0 кг</text:p>
          </table:table-cell>
          <table:table-cell office:value-type="string">
            <text:p>5,3 кг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string">
            <text:p>430 ккал/1763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сахар-песок, жир кондитерский, эмульгатор-лецитин, инвертный сироп (сахар-песок, регулятор кислотности - лимонная кислота), мармелад, какао-порошок, молоко цельное сгущенное с сахаром, сухой яичный меланж, <text:s/>соль поваренная пищевая, разрыхлители: натрий двууглекислый, карбонат аммония, ароматизатор идентичный натуральному, вкусо-ароматическая добавка «Ваниль».</text:p>
          </table:table-cell>
          <table:table-cell office:value-type="string">
            <text:p>6 мес</text:p>
          </table:table-cell>
          <table:table-cell office:value-type="string">
            <text:p>4627121071847</text:p>
          </table:table-cell>
          <table:table-cell table:number-columns-repeated="1010"/>
        </table:table-row>
        <table:table-row table:style-name="ro1">
          <table:table-cell office:value-type="string">
            <text:p>Мишки-Гамми</text:p>
          </table:table-cell>
          <table:table-cell office:value-type="string">
            <text:p>со вкусом клубники со сливками и мармеладом</text:p>
          </table:table-cell>
          <table:table-cell office:value-type="string">
            <text:p>Печенье сахарное «Мишки-Гамми» со вкусом клубники со сливками и мармеладом</text:p>
          </table:table-cell>
          <table:table-cell office:value-type="string">
            <text:p>5,0 кг</text:p>
          </table:table-cell>
          <table:table-cell office:value-type="string">
            <text:p>5,3 кг</text:p>
          </table:table-cell>
          <table:table-cell office:value-type="float" office:value="6.5">
            <text:p>6,5</text:p>
          </table:table-cell>
          <table:table-cell office:value-type="float" office:value="14.3">
            <text:p>14,3</text:p>
          </table:table-cell>
          <table:table-cell office:value-type="float" office:value="66.7">
            <text:p>66,7</text:p>
          </table:table-cell>
          <table:table-cell office:value-type="string">
            <text:p>420 ккал/1722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сахар-песок, жир кондитерский, эмульгатор-лецитин, инвертный сироп (сахар-песок, регулятор кислотности - лимонная кислота), мармелад, молоко цельное сгущенное с сахаром, крахмал кукурузный, сухой яичный меланж, <text:s/>соль поваренная пищевая, разрыхлители: натрий двууглекислый, карбонат аммония, ароматизатор идентичный натуральному, вкусо-ароматическая добавка «Ваниль».</text:p>
          </table:table-cell>
          <table:table-cell office:value-type="string">
            <text:p>6 мес</text:p>
          </table:table-cell>
          <table:table-cell office:value-type="string">
            <text:p>4627121071854</text:p>
          </table:table-cell>
          <table:table-cell table:number-columns-repeated="1010"/>
        </table:table-row>
        <table:table-row table:style-name="ro1">
          <table:table-cell office:value-type="string">
            <text:p>Мишки-Гамми</text:p>
          </table:table-cell>
          <table:table-cell office:value-type="string">
            <text:p>со вкусом фруктового микса и мармеладом</text:p>
          </table:table-cell>
          <table:table-cell office:value-type="string">
            <text:p>Печенье сахарное «Мишки-Гамми» со вкусом фруктового микса и мармеладом</text:p>
          </table:table-cell>
          <table:table-cell office:value-type="string">
            <text:p>5,0 кг</text:p>
          </table:table-cell>
          <table:table-cell office:value-type="string">
            <text:p>5,3 кг</text:p>
          </table:table-cell>
          <table:table-cell office:value-type="float" office:value="6.7">
            <text:p>6,7</text:p>
          </table:table-cell>
          <table:table-cell office:value-type="float" office:value="14.4">
            <text:p>14,4</text:p>
          </table:table-cell>
          <table:table-cell office:value-type="float" office:value="66.2">
            <text:p>66,2</text:p>
          </table:table-cell>
          <table:table-cell office:value-type="string">
            <text:p>420 ккал/1722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сахар-песок, жир кондитерский, эмульгатор-лецитин, инвертный сироп (сахар-песок, регулятор кислотности - лимонная кислота), мармелад, молоко цельное сгущенное с сахаром, сухой яичный меланж, <text:s/>крахмал кукурузный, соль поваренная пищевая, разрыхлители: натрий двууглекислый, карбонат аммония, ароматизатор идентичный натуральному, вкусо-ароматическая добавка «Ваниль».</text:p>
          </table:table-cell>
          <table:table-cell office:value-type="string">
            <text:p>6 мес</text:p>
          </table:table-cell>
          <table:table-cell office:value-type="string">
            <text:p>4627121071861</text:p>
          </table:table-cell>
          <table:table-cell table:number-columns-repeated="1010"/>
        </table:table-row>
        <table:table-row table:style-name="ro1">
          <table:table-cell office:value-type="string">
            <text:p>Мишки-Гамми</text:p>
          </table:table-cell>
          <table:table-cell office:value-type="string">
            <text:p>со вкусом ягодного микса и мармеладом</text:p>
          </table:table-cell>
          <table:table-cell office:value-type="string">
            <text:p>Печенье сахарное «Мишки-Гамми» со вкусом ягодного микса и мармеладом</text:p>
          </table:table-cell>
          <table:table-cell office:value-type="string">
            <text:p>5,0 кг</text:p>
          </table:table-cell>
          <table:table-cell office:value-type="string">
            <text:p>5,3 кг</text:p>
          </table:table-cell>
          <table:table-cell office:value-type="float" office:value="6.7">
            <text:p>6,7</text:p>
          </table:table-cell>
          <table:table-cell office:value-type="float" office:value="14.4">
            <text:p>14,4</text:p>
          </table:table-cell>
          <table:table-cell office:value-type="float" office:value="66.2">
            <text:p>66,2</text:p>
          </table:table-cell>
          <table:table-cell office:value-type="string">
            <text:p>420 ккал/1722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сахар-песок, жир кондитерский, эмульгатор-лецитин, инвертный сироп (сахар-песок, регулятор кислотности - лимонная кислота), мармелад, молоко цельное сгущенное с сахаром, сухой яичный меланж, <text:s/>крахмал кукурузный, соль поваренная пищевая, разрыхлители: натрий двууглекислый, карбонат аммония, ароматизатор идентичный натуральному, вкусо-ароматическая добавка «Ваниль».</text:p>
          </table:table-cell>
          <table:table-cell office:value-type="string">
            <text:p>6 мес</text:p>
          </table:table-cell>
          <table:table-cell office:value-type="string">
            <text:p>4627121071878</text:p>
          </table:table-cell>
          <table:table-cell table:number-columns-repeated="1010"/>
        </table:table-row>
        <table:table-row table:style-name="ro1">
          <table:table-cell office:value-type="string">
            <text:p>Бисквитка</text:p>
          </table:table-cell>
          <table:table-cell office:value-type="string">
            <text:p>Топлёное молоко</text:p>
          </table:table-cell>
          <table:table-cell office:value-type="string">
            <text:p>Печенье сахарное «Бисквитка» со вкусом топлёного молока</text:p>
          </table:table-cell>
          <table:table-cell office:value-type="string">
            <text:p>6,0 кг</text:p>
          </table:table-cell>
          <table:table-cell office:value-type="string">
            <text:p>6,4 кг</text:p>
          </table:table-cell>
          <table:table-cell office:value-type="float" office:value="7.6">
            <text:p>7,6</text:p>
          </table:table-cell>
          <table:table-cell office:value-type="float" office:value="13.1">
            <text:p>13,1</text:p>
          </table:table-cell>
          <table:table-cell office:value-type="float" office:value="71.4">
            <text:p>71,4</text:p>
          </table:table-cell>
          <table:table-cell office:value-type="string">
            <text:p>432 ккал/1772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сахар-песок, жир растительный, молоко сгущенное с сахаром, инвертный сироп (сахар-песок, регулятор кислотности - лимонная кислота), сухой яичный меланж, соль поваренная пищевая, разрыхлители: натрий двууглекислый, карбонат аммония, эмульгатор — лецитин, ароматизатор идентичный натуральному, вкусо-ароматическая добавка «Ваниль».</text:p>
          </table:table-cell>
          <table:table-cell office:value-type="string">
            <text:p>6 мес</text:p>
          </table:table-cell>
          <table:table-cell office:value-type="string">
            <text:p>4627121071151</text:p>
          </table:table-cell>
          <table:table-cell table:number-columns-repeated="1010"/>
        </table:table-row>
        <table:table-row table:style-name="ro1">
          <table:table-cell office:value-type="string">
            <text:p>Бисквитка</text:p>
          </table:table-cell>
          <table:table-cell office:value-type="string">
            <text:p>Топлёное молоко</text:p>
          </table:table-cell>
          <table:table-cell office:value-type="string">
            <text:p>Печенье сахарное «Бисквитка» со вкусом топлёного молока</text:p>
          </table:table-cell>
          <table:table-cell office:value-type="string">
            <text:p>9,0 кг</text:p>
          </table:table-cell>
          <table:table-cell office:value-type="string">
            <text:p>9,4 кг</text:p>
          </table:table-cell>
          <table:table-cell office:value-type="float" office:value="7.6">
            <text:p>7,6</text:p>
          </table:table-cell>
          <table:table-cell office:value-type="float" office:value="13.1">
            <text:p>13,1</text:p>
          </table:table-cell>
          <table:table-cell office:value-type="float" office:value="71.4">
            <text:p>71,4</text:p>
          </table:table-cell>
          <table:table-cell office:value-type="string">
            <text:p>432 ккал/1772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 У</text:p>
          </table:table-cell>
          <table:table-cell office:value-type="string">
            <text:p>мука пшеничная в/с, сахар-песок, жир растительный, молоко сгущенное с сахаром, инвертный сироп (сахар-песок, регулятор кислотности - лимонная кислота), сухой яичный меланж, соль поваренная пищевая, разрыхлители: натрий двууглекислый, карбонат аммония, эмульгатор — лецитин, ароматизатор идентичный натуральному, вкусо-ароматическая добавка «Ваниль».</text:p>
          </table:table-cell>
          <table:table-cell office:value-type="string">
            <text:p>6 мес</text:p>
          </table:table-cell>
          <table:table-cell office:value-type="string">
            <text:p>4627121071205</text:p>
          </table:table-cell>
          <table:table-cell table:number-columns-repeated="1010"/>
        </table:table-row>
        <table:table-row table:style-name="ro1">
          <table:table-cell office:value-type="string">
            <text:p>Бисквитка</text:p>
          </table:table-cell>
          <table:table-cell office:value-type="string">
            <text:p>Топлёное молоко</text:p>
          </table:table-cell>
          <table:table-cell office:value-type="string">
            <text:p>Печенье сахарное «Бисквитка» со вкусом топлёного молока</text:p>
          </table:table-cell>
          <table:table-cell office:value-type="string">
            <text:p>3,0 кг</text:p>
          </table:table-cell>
          <table:table-cell office:value-type="string">
            <text:p>3,3 кг</text:p>
          </table:table-cell>
          <table:table-cell office:value-type="float" office:value="7.6">
            <text:p>7,6</text:p>
          </table:table-cell>
          <table:table-cell office:value-type="float" office:value="13.1">
            <text:p>13,1</text:p>
          </table:table-cell>
          <table:table-cell office:value-type="float" office:value="71.4">
            <text:p>71,4</text:p>
          </table:table-cell>
          <table:table-cell office:value-type="string">
            <text:p>432 ккал/1772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сахар-песок, жир растительный, молоко сгущенное с сахаром, инвертный сироп (сахар-песок, регулятор кислотности - лимонная кислота), сухой яичный меланж, соль поваренная пищевая, разрыхлители: натрий двууглекислый, карбонат аммония, эмульгатор — лецитин, ароматизатор идентичный натуральному, вкусо-ароматическая добавка «Ваниль».</text:p>
          </table:table-cell>
          <table:table-cell office:value-type="string">
            <text:p>6 мес</text:p>
          </table:table-cell>
          <table:table-cell office:value-type="string">
            <text:p>4627121071304</text:p>
          </table:table-cell>
          <table:table-cell table:number-columns-repeated="1010"/>
        </table:table-row>
        <table:table-row table:style-name="ro1">
          <table:table-cell office:value-type="string">
            <text:p>Бисквитка</text:p>
          </table:table-cell>
          <table:table-cell office:value-type="string">
            <text:p>Топлёное молоко</text:p>
          </table:table-cell>
          <table:table-cell office:value-type="string">
            <text:p>Печенье сахарное «Бисквитка» со вкусом топлёного молока</text:p>
          </table:table-cell>
          <table:table-cell office:value-type="string">
            <text:p>410 г x 22 шт</text:p>
          </table:table-cell>
          <table:table-cell office:value-type="string">
            <text:p>9,4 кг</text:p>
          </table:table-cell>
          <table:table-cell office:value-type="float" office:value="7.6">
            <text:p>7,6</text:p>
          </table:table-cell>
          <table:table-cell office:value-type="float" office:value="13.1">
            <text:p>13,1</text:p>
          </table:table-cell>
          <table:table-cell office:value-type="float" office:value="71.4">
            <text:p>71,4</text:p>
          </table:table-cell>
          <table:table-cell office:value-type="string">
            <text:p>432 ккал/1772 кДж</text:p>
          </table:table-cell>
          <table:table-cell office:value-type="string">
            <text:p>ТУ/TU 10.72.12-001-15455580-2017</text:p>
          </table:table-cell>
          <table:table-cell office:value-type="string">
            <text:p>ФАСОВАННОЕ</text:p>
          </table:table-cell>
          <table:table-cell office:value-type="string">
            <text:p>мука пшеничная в/с, сахар-песок, жир растительный, молоко сгущенное с сахаром, инвертный сироп (сахар-песок, регулятор кислотности - лимонная кислота), сухой яичный меланж, соль поваренная пищевая, разрыхлители: натрий двууглекислый, карбонат аммония, эмульгатор — лецитин, ароматизатор идентичный натуральному, вкусо-ароматическая добавка «Ваниль».</text:p>
          </table:table-cell>
          <table:table-cell office:value-type="string">
            <text:p>6 мес</text:p>
          </table:table-cell>
          <table:table-cell table:number-columns-repeated="1011"/>
        </table:table-row>
        <table:table-row table:style-name="ro1">
          <table:table-cell office:value-type="string">
            <text:p>Буратино</text:p>
          </table:table-cell>
          <table:table-cell office:value-type="string">
            <text:p>С маком и изюмом</text:p>
          </table:table-cell>
          <table:table-cell office:value-type="string">
            <text:p>Печенье сахарное «Буратино» с маком и изюмом</text:p>
          </table:table-cell>
          <table:table-cell office:value-type="string">
            <text:p>3,0 кг</text:p>
          </table:table-cell>
          <table:table-cell office:value-type="string">
            <text:p>3,3 кг</text:p>
          </table:table-cell>
          <table:table-cell office:value-type="float" office:value="7.5">
            <text:p>7,5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string">
            <text:p>460 ккал/1930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сахар-песок, жир растительный, изюм, мак пищевой, крахмал кукурузный, инвертный сироп (сахар-песок, регулятор кислотности — лимонная кислота), молоко сухое обезжиренное, сухой яичный меланж, молоко цельное сгущенное с сахаром, разрыхлители: натрий двууглекислый, карбонат аммония, соль пищевая, эмульгатор — лецитин соевый, ароматизатор идентичный натуральному, вкусо-ароматическая добавка «Ваниль».</text:p>
          </table:table-cell>
          <table:table-cell office:value-type="string">
            <text:p>6 мес</text:p>
          </table:table-cell>
          <table:table-cell office:value-type="string">
            <text:p>4627121071281</text:p>
          </table:table-cell>
          <table:table-cell table:number-columns-repeated="1010"/>
        </table:table-row>
        <table:table-row table:style-name="ro1">
          <table:table-cell office:value-type="string">
            <text:p>Буратино</text:p>
          </table:table-cell>
          <table:table-cell office:value-type="string">
            <text:p>С маком и изюмом</text:p>
          </table:table-cell>
          <table:table-cell office:value-type="string">
            <text:p>Печенье сахарное «Буратино» с маком и изюмом</text:p>
          </table:table-cell>
          <table:table-cell office:value-type="string">
            <text:p>5,0 кг</text:p>
          </table:table-cell>
          <table:table-cell office:value-type="string">
            <text:p>5,4 кг</text:p>
          </table:table-cell>
          <table:table-cell office:value-type="float" office:value="7.5">
            <text:p>7,5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string">
            <text:p>460 ккал/1930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сахар-песок, жир растительный, изюм, мак пищевой, крахмал кукурузный, инвертный сироп (сахар-песок, регулятор кислотности — лимонная кислота), молоко сухое обезжиренное, сухой яичный меланж, молоко цельное сгущенное с сахаром, разрыхлители: натрий двууглекислый, карбонат аммония, соль пищевая, эмульгатор — лецитин соевый, ароматизатор идентичный натуральному, вкусо-ароматическая добавка «Ваниль».</text:p>
          </table:table-cell>
          <table:table-cell office:value-type="string">
            <text:p>6 мес</text:p>
          </table:table-cell>
          <table:table-cell office:value-type="string">
            <text:p>4627121070024</text:p>
          </table:table-cell>
          <table:table-cell table:number-columns-repeated="1010"/>
        </table:table-row>
        <table:table-row table:style-name="ro1">
          <table:table-cell office:value-type="string">
            <text:p>Буратино</text:p>
          </table:table-cell>
          <table:table-cell office:value-type="string">
            <text:p>С маком и изюмом</text:p>
          </table:table-cell>
          <table:table-cell office:value-type="string">
            <text:p>Печенье сахарное «Буратино» с маком и изюмом</text:p>
          </table:table-cell>
          <table:table-cell office:value-type="string">
            <text:p>5,0 кг</text:p>
          </table:table-cell>
          <table:table-cell office:value-type="string">
            <text:p>5,4 кг</text:p>
          </table:table-cell>
          <table:table-cell office:value-type="float" office:value="7.5">
            <text:p>7,5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string">
            <text:p>460 ккал/1930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 У</text:p>
          </table:table-cell>
          <table:table-cell office:value-type="string">
            <text:p>мука пшеничная в/с, сахар-песок, жир растительный, изюм, мак пищевой, крахмал кукурузный, инвертный сироп (сахар-песок, регулятор кислотности — лимонная кислота), молоко сухое обезжиренное, сухой яичный меланж, молоко цельное сгущенное с сахаром, разрыхлители: натрий двууглекислый, карбонат аммония, соль пищевая, эмульгатор — лецитин соевый, ароматизатор идентичный натуральному, вкусо-ароматическая добавка «Ваниль».</text:p>
          </table:table-cell>
          <table:table-cell office:value-type="string">
            <text:p>6 мес</text:p>
          </table:table-cell>
          <table:table-cell office:value-type="string">
            <text:p>4627121071328</text:p>
          </table:table-cell>
          <table:table-cell table:number-columns-repeated="1010"/>
        </table:table-row>
        <table:table-row table:style-name="ro1">
          <table:table-cell office:value-type="string">
            <text:p>Буратино</text:p>
          </table:table-cell>
          <table:table-cell office:value-type="string">
            <text:p>С маком и изюмом</text:p>
          </table:table-cell>
          <table:table-cell office:value-type="string">
            <text:p>Печенье сахарное «Буратино» с маком и изюмом</text:p>
          </table:table-cell>
          <table:table-cell office:value-type="string">
            <text:p>650 г x 10 шт</text:p>
          </table:table-cell>
          <table:table-cell office:value-type="string">
            <text:p>6,9 кг</text:p>
          </table:table-cell>
          <table:table-cell office:value-type="float" office:value="7.5">
            <text:p>7,5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string">
            <text:p>460 ккал/1930 кДж</text:p>
          </table:table-cell>
          <table:table-cell office:value-type="string">
            <text:p>ТУ/TU 10.72.12-001-15455580-2017</text:p>
          </table:table-cell>
          <table:table-cell office:value-type="string">
            <text:p>ФАСОВАННОЕ</text:p>
          </table:table-cell>
          <table:table-cell office:value-type="string">
            <text:p>мука пшеничная в/с, сахар-песок, жир растительный, изюм, мак пищевой, крахмал кукурузный, инвертный сироп (сахар-песок, регулятор кислотности — лимонная кислота), молоко сухое обезжиренное, сухой яичный меланж, молоко цельное сгущенное с сахаром, разрыхлители: натрий двууглекислый, карбонат аммония, соль пищевая, эмульгатор — лецитин соевый, ароматизатор идентичный натуральному, вкусо-ароматическая добавка «Ваниль».</text:p>
          </table:table-cell>
          <table:table-cell office:value-type="string">
            <text:p>6 мес</text:p>
          </table:table-cell>
          <table:table-cell table:number-columns-repeated="1011"/>
        </table:table-row>
        <table:table-row table:style-name="ro1">
          <table:table-cell office:value-type="string">
            <text:p>Мечта Бисквитки</text:p>
          </table:table-cell>
          <table:table-cell office:value-type="string">
            <text:p>Топлёное молоко</text:p>
          </table:table-cell>
          <table:table-cell office:value-type="string">
            <text:p>Печенье сахарное «Мечта Бисквитки» со вкусом топлёного молока</text:p>
          </table:table-cell>
          <table:table-cell office:value-type="string">
            <text:p>6,0 кг</text:p>
          </table:table-cell>
          <table:table-cell office:value-type="string">
            <text:p>6,4 кг</text:p>
          </table:table-cell>
          <table:table-cell office:value-type="float" office:value="7.6">
            <text:p>7,6</text:p>
          </table:table-cell>
          <table:table-cell office:value-type="float" office:value="13.1">
            <text:p>13,1</text:p>
          </table:table-cell>
          <table:table-cell office:value-type="float" office:value="71.4">
            <text:p>71,4</text:p>
          </table:table-cell>
          <table:table-cell office:value-type="string">
            <text:p>432 ккал/1772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сахар-песок, жир растительный, молоко сгущенное с сахаром, инвертный сироп (сахар-песок, регулятор кислотности - лимонная кислота), сухой яичный меланж, соль поваренная пищевая, разрыхлители: натрий двууглекислый, карбонат аммония, эмульгатор — лецитин, ароматизатор идентичный натуральному, вкусо-ароматическая добавка «Ваниль».</text:p>
          </table:table-cell>
          <table:table-cell office:value-type="string">
            <text:p>6 мес</text:p>
          </table:table-cell>
          <table:table-cell office:value-type="string">
            <text:p>4627121072189</text:p>
          </table:table-cell>
          <table:table-cell table:style-name="ce2"/>
          <table:table-cell office:value-type="string">
            <text:p>Мечта Бисквитки.png</text:p>
          </table:table-cell>
          <table:table-cell table:number-columns-repeated="1008"/>
        </table:table-row>
        <table:table-row table:style-name="ro1">
          <table:table-cell office:value-type="string">
            <text:p>Мечта Бисквитки</text:p>
          </table:table-cell>
          <table:table-cell office:value-type="string">
            <text:p>Топлёное молоко</text:p>
          </table:table-cell>
          <table:table-cell office:value-type="string">
            <text:p>Печенье сахарное «Мечта Бисквитки» со вкусом топлёного молока</text:p>
          </table:table-cell>
          <table:table-cell office:value-type="string">
            <text:p>9,0 кг</text:p>
          </table:table-cell>
          <table:table-cell office:value-type="string">
            <text:p>9,4 кг</text:p>
          </table:table-cell>
          <table:table-cell office:value-type="float" office:value="7.6">
            <text:p>7,6</text:p>
          </table:table-cell>
          <table:table-cell office:value-type="float" office:value="13.1">
            <text:p>13,1</text:p>
          </table:table-cell>
          <table:table-cell office:value-type="float" office:value="71.4">
            <text:p>71,4</text:p>
          </table:table-cell>
          <table:table-cell office:value-type="string">
            <text:p>432 ккал/1772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 У</text:p>
          </table:table-cell>
          <table:table-cell office:value-type="string">
            <text:p>мука пшеничная в/с, сахар-песок, жир растительный, молоко сгущенное с сахаром, инвертный сироп (сахар-песок, регулятор кислотности - лимонная кислота), сухой яичный меланж, соль поваренная пищевая, разрыхлители: натрий двууглекислый, карбонат аммония, эмульгатор — лецитин, ароматизатор идентичный натуральному, вкусо-ароматическая добавка «Ваниль».</text:p>
          </table:table-cell>
          <table:table-cell office:value-type="string">
            <text:p>6 мес</text:p>
          </table:table-cell>
          <table:table-cell office:value-type="string">
            <text:p>4627121072196</text:p>
          </table:table-cell>
          <table:table-cell table:style-name="ce2"/>
          <table:table-cell office:value-type="string">
            <text:p>Мечта Бисквитки.png</text:p>
          </table:table-cell>
          <table:table-cell table:number-columns-repeated="1008"/>
        </table:table-row>
        <table:table-row table:style-name="ro1">
          <table:table-cell office:value-type="string">
            <text:p>Мечта Бисквитки</text:p>
          </table:table-cell>
          <table:table-cell office:value-type="string">
            <text:p>Топлёное молоко</text:p>
          </table:table-cell>
          <table:table-cell office:value-type="string">
            <text:p>Печенье сахарное «Мечта Бисквитки» со вкусом топлёного молока</text:p>
          </table:table-cell>
          <table:table-cell office:value-type="string">
            <text:p>3,0 кг</text:p>
          </table:table-cell>
          <table:table-cell office:value-type="string">
            <text:p>3,3 кг</text:p>
          </table:table-cell>
          <table:table-cell office:value-type="float" office:value="7.6">
            <text:p>7,6</text:p>
          </table:table-cell>
          <table:table-cell office:value-type="float" office:value="13.1">
            <text:p>13,1</text:p>
          </table:table-cell>
          <table:table-cell office:value-type="float" office:value="71.4">
            <text:p>71,4</text:p>
          </table:table-cell>
          <table:table-cell office:value-type="string">
            <text:p>432 ккал/1772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сахар-песок, жир растительный, молоко сгущенное с сахаром, инвертный сироп (сахар-песок, регулятор кислотности - лимонная кислота), сухой яичный меланж, соль поваренная пищевая, разрыхлители: натрий двууглекислый, карбонат аммония, эмульгатор — лецитин, ароматизатор идентичный натуральному, вкусо-ароматическая добавка «Ваниль».</text:p>
          </table:table-cell>
          <table:table-cell office:value-type="string">
            <text:p>6 мес</text:p>
          </table:table-cell>
          <table:table-cell office:value-type="string">
            <text:p>4627121072202</text:p>
          </table:table-cell>
          <table:table-cell table:style-name="ce2"/>
          <table:table-cell office:value-type="string">
            <text:p>Мечта Бисквитки.png</text:p>
          </table:table-cell>
          <table:table-cell table:number-columns-repeated="1008"/>
        </table:table-row>
        <table:table-row table:style-name="ro1">
          <table:table-cell office:value-type="string">
            <text:p>Мечта Бисквитки</text:p>
          </table:table-cell>
          <table:table-cell office:value-type="string">
            <text:p>Топлёное молоко</text:p>
          </table:table-cell>
          <table:table-cell office:value-type="string">
            <text:p>Печенье сахарное «Мечта Бисквитки» со вкусом топлёного молока</text:p>
          </table:table-cell>
          <table:table-cell office:value-type="string">
            <text:p>410 г x 22 шт</text:p>
          </table:table-cell>
          <table:table-cell office:value-type="string">
            <text:p>9,4 кг</text:p>
          </table:table-cell>
          <table:table-cell office:value-type="float" office:value="7.6">
            <text:p>7,6</text:p>
          </table:table-cell>
          <table:table-cell office:value-type="float" office:value="13.1">
            <text:p>13,1</text:p>
          </table:table-cell>
          <table:table-cell office:value-type="float" office:value="71.4">
            <text:p>71,4</text:p>
          </table:table-cell>
          <table:table-cell office:value-type="string">
            <text:p>432 ккал/1772 кДж</text:p>
          </table:table-cell>
          <table:table-cell office:value-type="string">
            <text:p>ТУ/TU 10.72.12-001-15455580-2017</text:p>
          </table:table-cell>
          <table:table-cell office:value-type="string">
            <text:p>ФАСОВАННОЕ</text:p>
          </table:table-cell>
          <table:table-cell office:value-type="string">
            <text:p>мука пшеничная в/с, сахар-песок, жир растительный, молоко сгущенное с сахаром, инвертный сироп (сахар-песок, регулятор кислотности - лимонная кислота), сухой яичный меланж, соль поваренная пищевая, разрыхлители: натрий двууглекислый, карбонат аммония, эмульгатор — лецитин, ароматизатор идентичный натуральному, вкусо-ароматическая добавка «Ваниль».</text:p>
          </table:table-cell>
          <table:table-cell office:value-type="string">
            <text:p>6 мес</text:p>
          </table:table-cell>
          <table:table-cell office:value-type="string">
            <text:p>4627121072172</text:p>
          </table:table-cell>
          <table:table-cell table:style-name="ce2"/>
          <table:table-cell office:value-type="string">
            <text:p>Мечта Бисквитки.png</text:p>
          </table:table-cell>
          <table:table-cell table:number-columns-repeated="1008"/>
        </table:table-row>
        <table:table-row table:style-name="ro1">
          <table:table-cell office:value-type="string">
            <text:p>Мечта Папы Карло</text:p>
          </table:table-cell>
          <table:table-cell office:value-type="string">
            <text:p>С фундуком</text:p>
          </table:table-cell>
          <table:table-cell office:value-type="string">
            <text:p>Печенье сахарное «Мечта Папы Карло» с фундуком</text:p>
          </table:table-cell>
          <table:table-cell office:value-type="string">
            <text:p>6,0 кг</text:p>
          </table:table-cell>
          <table:table-cell office:value-type="string">
            <text:p>6,4 кг</text:p>
          </table:table-cell>
          <table:table-cell office:value-type="float" office:value="8.3">
            <text:p>8,3</text:p>
          </table:table-cell>
          <table:table-cell office:value-type="float" office:value="18.2">
            <text:p>18,2</text:p>
          </table:table-cell>
          <table:table-cell office:value-type="float" office:value="61.5">
            <text:p>61,5</text:p>
          </table:table-cell>
          <table:table-cell office:value-type="string">
            <text:p>443 ккал/1855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жир растительный, сахар-песок, инвертный сироп (сахар, регулятор кислотности — лимонная кислота), молоко сгущенное цельное с сахаром, декстроза, солодовый экстракт, сухой яичный меланж, орех дробленый, соль пищевая, разрыхлители: натрий двууглекислый, гидрокарбонат аммония, эмульгатор — лецитин, ароматизатор идентичный натуральному, ванилин.</text:p>
          </table:table-cell>
          <table:table-cell office:value-type="string">
            <text:p>6 мес</text:p>
          </table:table-cell>
          <table:table-cell office:value-type="string">
            <text:p>4627121072240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Мечта Бисквитки</text:p>
          </table:table-cell>
          <table:table-cell table:style-name="ce2" office:value-type="string">
            <text:p>Традиционная</text:p>
          </table:table-cell>
          <table:table-cell table:style-name="ce2" office:value-type="string">
            <text:p>Печенье сахарное «Мечта Бисквитки» традиционная</text:p>
          </table:table-cell>
          <table:table-cell table:style-name="ce2" office:value-type="string">
            <text:p>6,5 кг</text:p>
          </table:table-cell>
          <table:table-cell table:style-name="ce2" office:value-type="string">
            <text:p>7,0 кг</text:p>
          </table:table-cell>
          <table:table-cell table:style-name="ce2" office:value-type="float" office:value="7.3">
            <text:p>7,3</text:p>
          </table:table-cell>
          <table:table-cell table:style-name="ce2" office:value-type="float" office:value="17.3">
            <text:p>17,3</text:p>
          </table:table-cell>
          <table:table-cell table:style-name="ce2" office:value-type="float" office:value="65.6">
            <text:p>65,6</text:p>
          </table:table-cell>
          <table:table-cell table:style-name="ce2" office:value-type="string">
            <text:p>447 ккал/1833 кДж</text:p>
          </table:table-cell>
          <table:table-cell office:value-type="string">
            <text:p>ТУ/TU 10.72.12-001-15455580-2017</text:p>
          </table:table-cell>
          <table:table-cell table:style-name="ce2" office:value-type="string">
            <text:p>ВЕСОВОЕ</text:p>
          </table:table-cell>
          <table:table-cell table:style-name="ce2" office:value-type="string">
            <text:p>мука пшеничная в/с, сахар-песок, жир кондитерский, инвертный сироп (сахар-песок, регулятор кислотности — лимонная кислота), сухой яичный меланж, молоко сухое обезжиренное, соль пищевая, разрыхлители — натрий двууглекислый, гидрокарбонат аммония, эмульгатор — лецитин, ароматизатор идентичный натуральному «Сгущенное молоко», ванилин.</text:p>
          </table:table-cell>
          <table:table-cell table:style-name="ce2" office:value-type="string">
            <text:p>6 мес</text:p>
          </table:table-cell>
          <table:table-cell table:style-name="ce6" office:value-type="float" office:value="4627121072271">
            <text:p>4627121072271</text:p>
          </table:table-cell>
          <table:table-cell table:style-name="ce2"/>
          <table:table-cell table:style-name="ce7" office:value-type="string">
            <text:p>Мечта Бисквитки.png</text:p>
          </table:table-cell>
          <table:table-cell table:style-name="ce2" table:number-columns-repeated="1008"/>
        </table:table-row>
        <table:table-row table:style-name="ro1">
          <table:table-cell office:value-type="string">
            <text:p>Мечта Карабаса</text:p>
          </table:table-cell>
          <table:table-cell office:value-type="string">
            <text:p>Шоколадное с орехами и изюмом</text:p>
          </table:table-cell>
          <table:table-cell office:value-type="string">
            <text:p>Печенье сахарное «Мечта Карабаса» шоколадное с орехами и изюмом</text:p>
          </table:table-cell>
          <table:table-cell office:value-type="string">
            <text:p>3,5 кг</text:p>
          </table:table-cell>
          <table:table-cell office:value-type="string">
            <text:p>3,8 кг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string">
            <text:p>430 ккал/1800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жир растительный, сахар-песок, инвертный сироп (сахар-песок, регулятор кислотности — лимонная кислота), изюм, какао-порошок, орех дробленый, молоко цельное сгущенное с сахаром, сухой яичный меланж, разрыхлители: натрий двууглекислый, карбонат аммония, соль пищевая, эмульгатор — лецитин соевый, ароматизаторы идентичные натуральным, вкусо-ароматическая добавка «Ваниль».</text:p>
          </table:table-cell>
          <table:table-cell office:value-type="string">
            <text:p>6 мес</text:p>
          </table:table-cell>
          <table:table-cell office:value-type="string">
            <text:p>4627121072042</text:p>
          </table:table-cell>
          <table:table-cell table:number-columns-repeated="1010"/>
        </table:table-row>
        <table:table-row table:style-name="ro1">
          <table:table-cell office:value-type="string">
            <text:p>Мечта Карабаса</text:p>
          </table:table-cell>
          <table:table-cell office:value-type="string">
            <text:p>Шоколадное с орехами и изюмом</text:p>
          </table:table-cell>
          <table:table-cell office:value-type="string">
            <text:p>Печенье сахарное «Мечта Карабаса» шоколадное с орехами и изюмом</text:p>
          </table:table-cell>
          <table:table-cell office:value-type="string">
            <text:p>6,0 кг</text:p>
          </table:table-cell>
          <table:table-cell office:value-type="string">
            <text:p>6,4 кг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string">
            <text:p>430 ккал/1800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жир растительный, сахар-песок, инвертный сироп (сахар-песок, регулятор кислотности — лимонная кислота), изюм, какао-порошок, орех дробленый, молоко цельное сгущенное с сахаром, сухой яичный меланж, разрыхлители: натрий двууглекислый, карбонат аммония, соль пищевая, эмульгатор — лецитин соевый, ароматизаторы идентичные натуральным, вкусо-ароматическая добавка «Ваниль».</text:p>
          </table:table-cell>
          <table:table-cell office:value-type="string">
            <text:p>6 мес</text:p>
          </table:table-cell>
          <table:table-cell office:value-type="string">
            <text:p>4627121072035</text:p>
          </table:table-cell>
          <table:table-cell table:number-columns-repeated="1010"/>
        </table:table-row>
        <table:table-row table:style-name="ro1">
          <table:table-cell office:value-type="string">
            <text:p>Мечта Мальвины</text:p>
          </table:table-cell>
          <table:table-cell office:value-type="string">
            <text:p>Малина со сливками</text:p>
          </table:table-cell>
          <table:table-cell office:value-type="string">
            <text:p>Печенье сахарное «Мечта Мальвины» малина со сливками</text:p>
          </table:table-cell>
          <table:table-cell office:value-type="string">
            <text:p>5,5 кг</text:p>
          </table:table-cell>
          <table:table-cell office:value-type="string">
            <text:p>5,9 кг</text:p>
          </table:table-cell>
          <table:table-cell office:value-type="float" office:value="6.5">
            <text:p>6,5</text:p>
          </table:table-cell>
          <table:table-cell office:value-type="float" office:value="14.3">
            <text:p>14,3</text:p>
          </table:table-cell>
          <table:table-cell office:value-type="float" office:value="66.7">
            <text:p>66,7</text:p>
          </table:table-cell>
          <table:table-cell office:value-type="string">
            <text:p>420 ккал/1760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жир растительный, сахар-песок, инвертный сироп (сахар-песок, регулятор кислотности — лимонная кислота), цукаты фруктов, молоко сгущенное цельное с сахаром, крахмал кукурузный, сухой яичный меланж, соль пищевая, разрыхлители: натрий двууглекислый, карбонат аммония, эмульгатор — лецитин, ароматизатор идентичный натуральному, вкусо-ароматическая добавка «Ваниль».</text:p>
          </table:table-cell>
          <table:table-cell office:value-type="string">
            <text:p>6 мес</text:p>
          </table:table-cell>
          <table:table-cell office:value-type="string">
            <text:p>4627121072219</text:p>
          </table:table-cell>
          <table:table-cell table:number-columns-repeated="1010"/>
        </table:table-row>
        <table:table-row table:style-name="ro1">
          <table:table-cell office:value-type="string">
            <text:p>Мечта Карабаса</text:p>
          </table:table-cell>
          <table:table-cell office:value-type="string">
            <text:p>Шоколадное с орехами и изюмом</text:p>
          </table:table-cell>
          <table:table-cell office:value-type="string">
            <text:p>Печенье сахарное «Мечта Карабаса» шоколадное с орехами и изюмом</text:p>
          </table:table-cell>
          <table:table-cell office:value-type="string">
            <text:p>6,0 кг</text:p>
          </table:table-cell>
          <table:table-cell office:value-type="string">
            <text:p>6,4 кг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string">
            <text:p>430 ккал/1800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 У</text:p>
          </table:table-cell>
          <table:table-cell office:value-type="string">
            <text:p>мука пшеничная в/с, жир растительный, сахар-песок, инвертный сироп (сахар-песок, регулятор кислотности — лимонная кислота), изюм, какао-порошок, орех дробленый, молоко цельное сгущенное с сахаром, сухой яичный меланж, разрыхлители: натрий двууглекислый, карбонат аммония, соль пищевая, эмульгатор — лецитин соевый, ароматизаторы идентичные натуральным, вкусо-ароматическая добавка «Ваниль».</text:p>
          </table:table-cell>
          <table:table-cell office:value-type="string">
            <text:p>6 мес</text:p>
          </table:table-cell>
          <table:table-cell office:value-type="string">
            <text:p>4627121072059</text:p>
          </table:table-cell>
          <table:table-cell table:number-columns-repeated="1010"/>
        </table:table-row>
        <table:table-row table:style-name="ro1">
          <table:table-cell office:value-type="string">
            <text:p>Мечта Бисквитки</text:p>
          </table:table-cell>
          <table:table-cell office:value-type="string">
            <text:p>Творожная</text:p>
          </table:table-cell>
          <table:table-cell office:value-type="string">
            <text:p>Печенье сахарное «Мечта Бисквитки» творожная</text:p>
          </table:table-cell>
          <table:table-cell office:value-type="string">
            <text:p>6,0 кг</text:p>
          </table:table-cell>
          <table:table-cell office:value-type="string">
            <text:p>6,4 кг</text:p>
          </table:table-cell>
          <table:table-cell office:value-type="float" office:value="7.2">
            <text:p>7,2</text:p>
          </table:table-cell>
          <table:table-cell office:value-type="float" office:value="17.3">
            <text:p>17,3</text:p>
          </table:table-cell>
          <table:table-cell office:value-type="float" office:value="65.4">
            <text:p>65,4</text:p>
          </table:table-cell>
          <table:table-cell office:value-type="string">
            <text:p>446 ккал/1866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сахар-песок, жир растительный, молокопродукты, инвертный сироп (сахар-песок, регулятор кислотности — лимонная кислота), яйцепродукты, йогуртовый порошок, соль поваренная пищевая, разрыхлители — натрий двууглекислый, гидрокарбонат аммония, эмульгатор — лецитин, ароматизатор идентичный натуральному, ванилин.</text:p>
          </table:table-cell>
          <table:table-cell office:value-type="string">
            <text:p>6 мес</text:p>
          </table:table-cell>
          <table:table-cell office:value-type="string">
            <text:p>4627121072288</text:p>
          </table:table-cell>
          <table:table-cell/>
          <table:table-cell office:value-type="string">
            <text:p>Мечта Бисквитки.png</text:p>
          </table:table-cell>
          <table:table-cell table:number-columns-repeated="1008"/>
        </table:table-row>
        <table:table-row table:style-name="ro1">
          <table:table-cell table:number-columns-repeated="2" office:value-type="string">
            <text:p>Традиционное</text:p>
          </table:table-cell>
          <table:table-cell office:value-type="string">
            <text:p>Печенье сахарное «Традиционное»</text:p>
          </table:table-cell>
          <table:table-cell office:value-type="string">
            <text:p>9,0кг</text:p>
          </table:table-cell>
          <table:table-cell office:value-type="string">
            <text:p>9,44 кг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office:value-type="string">
            <text:p>430 ккал/1780 кДж</text:p>
          </table:table-cell>
          <table:table-cell office:value-type="string">
            <text:p>ГОСТ 24901-2014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<text:s/>сахар-песок, маргарин, инвертный сироп (сахар-песок, регулятор кислотности — лимонная кислота),соль пищевая, разрыхлители: карбонат аммония, натрий двууглекислый.</text:p>
          </table:table-cell>
          <table:table-cell office:value-type="string">
            <text:p>6мес</text:p>
          </table:table-cell>
          <table:table-cell office:value-type="string">
            <text:p>4627121072714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Творожное</text:p>
          </table:table-cell>
          <table:table-cell office:value-type="string">
            <text:p>Печенье сахарное «Творожное»</text:p>
          </table:table-cell>
          <table:table-cell office:value-type="string">
            <text:p>5,0 кг</text:p>
          </table:table-cell>
          <table:table-cell office:value-type="string">
            <text:p>5,35 кг</text:p>
          </table:table-cell>
          <table:table-cell office:value-type="float" office:value="7.2">
            <text:p>7,2</text:p>
          </table:table-cell>
          <table:table-cell office:value-type="float" office:value="16.8">
            <text:p>16,8</text:p>
          </table:table-cell>
          <table:table-cell office:value-type="float" office:value="66">
            <text:p>66</text:p>
          </table:table-cell>
          <table:table-cell office:value-type="string">
            <text:p>443 ккал/1854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<text:s/>сахар-песок, маргарин, инвертный сироп (сахар-песок, регулятор кислотности — лимонная кислота),сухой яичный меланж, соль пищевая, молоко сухое обезжиренное,творожный порошок (йогруртовый порошок, молочная сыворотка,мальтодекстрин картофельный, сухое молоко, ароматические компоненты, лактоза, декстроза, соль поваренная), <text:s/>разрыхлители: натрий двууглекислый, карбонат аммония, ароматизатор идентичный натуральному «Творожный торт», вкусо-ароматическая добавка «Ваниль».</text:p>
          </table:table-cell>
          <table:table-cell office:value-type="string">
            <text:p>6 мес</text:p>
          </table:table-cell>
          <table:table-cell office:value-type="string">
            <text:p>4627121072691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Традиционное</text:p>
          </table:table-cell>
          <table:table-cell office:value-type="string">
            <text:p>Печенье сахарное «Традиционное»</text:p>
          </table:table-cell>
          <table:table-cell office:value-type="string">
            <text:p>5,0 кг</text:p>
          </table:table-cell>
          <table:table-cell office:value-type="string">
            <text:p>5,35кг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office:value-type="string">
            <text:p>430 ккал/1780 кДж</text:p>
          </table:table-cell>
          <table:table-cell office:value-type="string">
            <text:p>ГОСТ 24901-2014</text:p>
          </table:table-cell>
          <table:table-cell office:value-type="string">
            <text:p>ВЕСОВОЕ</text:p>
          </table:table-cell>
          <table:table-cell office:value-type="string">
            <text:p>мука пшеничная общего назначения, <text:s/>сахар-песок, маргарин, инвертный сироп (сахар-песок, регулятор кислотности — лимонная кислота),соль пищевая, разрыхлители: карбонат аммония, натрий двууглекислый.</text:p>
          </table:table-cell>
          <table:table-cell office:value-type="string">
            <text:p>6мес</text:p>
          </table:table-cell>
          <table:table-cell office:value-type="string">
            <text:p>4627121072721</text:p>
          </table:table-cell>
          <table:table-cell table:number-columns-repeated="1010"/>
        </table:table-row>
        <table:table-row table:style-name="ro1">
          <table:table-cell office:value-type="string">
            <text:p>Минифрутия</text:p>
          </table:table-cell>
          <table:table-cell office:value-type="string">
            <text:p>Апельсиновый вкус Артикул МЕТРО 534412001002</text:p>
          </table:table-cell>
          <table:table-cell office:value-type="string">
            <text:p>Печенье сахарное «Минифрутия» со вкусом апельсина</text:p>
          </table:table-cell>
          <table:table-cell office:value-type="string">
            <text:p>300 г x 20 шт</text:p>
          </table:table-cell>
          <table:table-cell office:value-type="string">
            <text:p>6,3 кг</text:p>
          </table:table-cell>
          <table:table-cell office:value-type="float" office:value="6.9">
            <text:p>6,9</text:p>
          </table:table-cell>
          <table:table-cell office:value-type="float" office:value="9.8">
            <text:p>9,8</text:p>
          </table:table-cell>
          <table:table-cell office:value-type="float" office:value="64.9">
            <text:p>64,9</text:p>
          </table:table-cell>
          <table:table-cell office:value-type="string">
            <text:p>376 ккал/1541 кДж</text:p>
          </table:table-cell>
          <table:table-cell office:value-type="string">
            <text:p>ТУ/TU 10.72.12-001-15455580-2017</text:p>
          </table:table-cell>
          <table:table-cell office:value-type="string">
            <text:p>ФАСОВАННОЕ</text:p>
          </table:table-cell>
          <table:table-cell office:value-type="string">
            <text:p>мука пшеничная в/с, сахар-песок, маргарин, эмульгатор-лецитин, инвертный сироп (сахар-песок, регулятор кислотности - лимонная кислота), соль поваренная пищевая, разрыхлители: натрий двууглекислый, карбонат аммония, ароматизатор идентичный натуральному, вкусо-ароматическая добавка – <text:s/>ваниль,</text:p>
          </table:table-cell>
          <table:table-cell office:value-type="string">
            <text:p>6 мес</text:p>
          </table:table-cell>
          <table:table-cell office:value-type="string">
            <text:p>4627121071465</text:p>
          </table:table-cell>
          <table:table-cell table:number-columns-repeated="1010"/>
        </table:table-row>
        <table:table-row table:style-name="ro1">
          <table:table-cell office:value-type="string">
            <text:p>Фрутия</text:p>
          </table:table-cell>
          <table:table-cell office:value-type="string">
            <text:p>Топленое молоко</text:p>
          </table:table-cell>
          <table:table-cell office:value-type="string">
            <text:p>Печенье сахарное «Фрутия» со вкусом топленого молока</text:p>
          </table:table-cell>
          <table:table-cell office:value-type="string">
            <text:p>3,0 кг</text:p>
          </table:table-cell>
          <table:table-cell office:value-type="string">
            <text:p>3,16 кг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65.4">
            <text:p>65,4</text:p>
          </table:table-cell>
          <table:table-cell office:value-type="string">
            <text:p>442 ккал /1812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сахар-песок, жир кондитерский, эмульгатор-лецитин, инвертный сироп (сахар-песок, регулятор кислотности - лимонная кислота), молоко цельное сгущенное с сахаром, сливки сухие, сухой яичный меланж, <text:s/>соль поваренная пищевая, разрыхлители: натрий двууглекислый, карбонат аммония, ароматизатор идентичный натуральному, вкусо-ароматическая добавка «Ваниль», крахмал кукурузный.</text:p>
          </table:table-cell>
          <table:table-cell office:value-type="string">
            <text:p>6 мес</text:p>
          </table:table-cell>
          <table:table-cell office:value-type="string">
            <text:p>4627121071717</text:p>
          </table:table-cell>
          <table:table-cell table:number-columns-repeated="1010"/>
        </table:table-row>
        <table:table-row table:style-name="ro1">
          <table:table-cell office:value-type="string">
            <text:p>Мечта Бисквитки</text:p>
          </table:table-cell>
          <table:table-cell office:value-type="string">
            <text:p>Традиционная клубника со сливками</text:p>
          </table:table-cell>
          <table:table-cell office:value-type="string">
            <text:p>Печенье сахарное «Мечта Бисквитки» традиционная клубника со сливками</text:p>
          </table:table-cell>
          <table:table-cell office:value-type="string">
            <text:p>4,0 кг</text:p>
          </table:table-cell>
          <table:table-cell office:value-type="string">
            <text:p>4,35 кг</text:p>
          </table:table-cell>
          <table:table-cell office:value-type="float" office:value="7.3">
            <text:p>7,3</text:p>
          </table:table-cell>
          <table:table-cell office:value-type="float" office:value="17.3">
            <text:p>17,3</text:p>
          </table:table-cell>
          <table:table-cell office:value-type="float" office:value="65.6">
            <text:p>65,6</text:p>
          </table:table-cell>
          <table:table-cell office:value-type="string">
            <text:p>447 ккал/1833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<text:s/>сахар-песок, жир кондитерский, инвертный сироп (сахар-песок, регулятор кислотности — лимонная кислота),сухой яичный меланж, <text:s/>молоко сухое обезжиренное, соль пищевая, <text:s/>разрыхлители: натрий двууглекислый, карбонат аммония, эмульгатор-лецитин, ароматизатор идентичный натуральному «Клкбника со сливками», вкусо-ароматическая добавка «Ваниль».</text:p>
          </table:table-cell>
          <table:table-cell office:value-type="string">
            <text:p>6 мес</text:p>
          </table:table-cell>
          <table:table-cell office:value-type="string">
            <text:p>4627121072363</text:p>
          </table:table-cell>
          <table:table-cell/>
          <table:table-cell office:value-type="string">
            <text:p>Мечта Бисквитки.png</text:p>
          </table:table-cell>
          <table:table-cell table:number-columns-repeated="1008"/>
        </table:table-row>
        <table:table-row table:style-name="ro1">
          <table:table-cell office:value-type="string">
            <text:p>Мечта Бисквитки</text:p>
          </table:table-cell>
          <table:table-cell office:value-type="string">
            <text:p>Со вкусом топлёного молока с изюмом</text:p>
          </table:table-cell>
          <table:table-cell office:value-type="string">
            <text:p>Печенье сахарное «Мечта Бисквитка» со вкусом топлёного молока с изюмом</text:p>
          </table:table-cell>
          <table:table-cell office:value-type="string">
            <text:p>3,0 кг</text:p>
          </table:table-cell>
          <table:table-cell office:value-type="string">
            <text:p>3,16 кг</text:p>
          </table:table-cell>
          <table:table-cell office:value-type="float" office:value="7.6">
            <text:p>7,6</text:p>
          </table:table-cell>
          <table:table-cell office:value-type="float" office:value="13.1">
            <text:p>13,1</text:p>
          </table:table-cell>
          <table:table-cell office:value-type="float" office:value="71.4">
            <text:p>71,4</text:p>
          </table:table-cell>
          <table:table-cell office:value-type="string">
            <text:p>432 ккал/1772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<text:s/>сахар-песок, жир кондитерский,инвертный сироп (сахар-песок, регулятор кислотности — лимонная кислота),изюм, молоко сгущенное с сахаром, сухой яичный меланж, <text:s text:c="2"/>соль пищевая, <text:s/>разрыхлители: натрий двууглекислый, карбонат аммония, эмульгатор-лецитин, ароматизатор идентичный натуральному «Топленое молоко», вкусо-ароматическая добавка «Ваниль».</text:p>
          </table:table-cell>
          <table:table-cell office:value-type="string">
            <text:p>6 мес</text:p>
          </table:table-cell>
          <table:table-cell office:value-type="string">
            <text:p>4627121072448</text:p>
          </table:table-cell>
          <table:table-cell/>
          <table:table-cell office:value-type="string">
            <text:p>Мечта Бисквитки.png</text:p>
          </table:table-cell>
          <table:table-cell table:number-columns-repeated="1008"/>
        </table:table-row>
        <table:table-row table:style-name="ro1">
          <table:table-cell office:value-type="string">
            <text:p>Мишки-Гамми</text:p>
          </table:table-cell>
          <table:table-cell office:value-type="string">
            <text:p>со вкусом ягодного микса и мармеладом</text:p>
          </table:table-cell>
          <table:table-cell office:value-type="string">
            <text:p>Печенье сахарное «Мишки-Гамми» со вкусом ягодного микса и мармеладом</text:p>
          </table:table-cell>
          <table:table-cell office:value-type="string">
            <text:p>3,0 кг</text:p>
          </table:table-cell>
          <table:table-cell office:value-type="string">
            <text:p>3,16 кг</text:p>
          </table:table-cell>
          <table:table-cell office:value-type="float" office:value="6.7">
            <text:p>6,7</text:p>
          </table:table-cell>
          <table:table-cell office:value-type="float" office:value="14.4">
            <text:p>14,4</text:p>
          </table:table-cell>
          <table:table-cell office:value-type="float" office:value="66.2">
            <text:p>66,2</text:p>
          </table:table-cell>
          <table:table-cell office:value-type="string">
            <text:p>420 ккал/1722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сахар-песок, жир кондитерский, эмульгатор-лецитин, инвертный сироп (сахар-песок, регулятор кислотности - лимонная кислота), мармелад, молоко цельное сгущенное с сахаром, сухой яичный меланж, <text:s/>крахмал кукурузный, соль поваренная пищевая, разрыхлители: натрий двууглекислый, карбонат аммония, ароматизатор идентичный натуральному, вкусо-ароматическая добавка «Ваниль».</text:p>
          </table:table-cell>
          <table:table-cell office:value-type="string">
            <text:p>6 мес</text:p>
          </table:table-cell>
          <table:table-cell office:value-type="string">
            <text:p>4627121072417</text:p>
          </table:table-cell>
          <table:table-cell table:number-columns-repeated="1010"/>
        </table:table-row>
        <table:table-row table:style-name="ro1">
          <table:table-cell office:value-type="string">
            <text:p>Мишки-Гамми</text:p>
          </table:table-cell>
          <table:table-cell office:value-type="string">
            <text:p>со вкусом ягодного микса и мармеладом</text:p>
          </table:table-cell>
          <table:table-cell office:value-type="string">
            <text:p>Печенье сахарное «Мишки-Гамми» со вкусом ягодного микса и мармеладом</text:p>
          </table:table-cell>
          <table:table-cell office:value-type="string">
            <text:p>3,0 кг</text:p>
          </table:table-cell>
          <table:table-cell office:value-type="string">
            <text:p>3,16 кг</text:p>
          </table:table-cell>
          <table:table-cell office:value-type="float" office:value="6.7">
            <text:p>6,7</text:p>
          </table:table-cell>
          <table:table-cell office:value-type="float" office:value="14.4">
            <text:p>14,4</text:p>
          </table:table-cell>
          <table:table-cell office:value-type="float" office:value="66.2">
            <text:p>66,2</text:p>
          </table:table-cell>
          <table:table-cell office:value-type="string">
            <text:p>420 ккал/1722 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сахар-песок, жир кондитерский, эмульгатор-лецитин, инвертный сироп (сахар-песок, регулятор кислотности - лимонная кислота), мармелад, молоко цельное сгущенное с сахаром, сухой яичный меланж, <text:s/>крахмал кукурузный, соль поваренная пищевая, разрыхлители: натрий двууглекислый, карбонат аммония, ароматизатор идентичный натуральному, вкусо-ароматическая добавка «Ваниль».</text:p>
          </table:table-cell>
          <table:table-cell office:value-type="string">
            <text:p>6 мес</text:p>
          </table:table-cell>
          <table:table-cell office:value-type="string">
            <text:p>4627121072417</text:p>
          </table:table-cell>
          <table:table-cell table:number-columns-repeated="1010"/>
        </table:table-row>
        <table:table-row table:style-name="ro1">
          <table:table-cell office:value-type="string">
            <text:p>Бабулина Сладость</text:p>
          </table:table-cell>
          <table:table-cell office:value-type="string">
            <text:p>С изюмом</text:p>
          </table:table-cell>
          <table:table-cell office:value-type="string">
            <text:p>Печенье сахарное «Бабулина Сладость» <text:s/>с изюмом</text:p>
          </table:table-cell>
          <table:table-cell office:value-type="string">
            <text:p>5,0 кг</text:p>
          </table:table-cell>
          <table:table-cell office:value-type="string">
            <text:p>5,4 кг</text:p>
          </table:table-cell>
          <table:table-cell office:value-type="float" office:value="8.6">
            <text:p>8,6</text:p>
          </table:table-cell>
          <table:table-cell office:value-type="float" office:value="8.2">
            <text:p>8,2</text:p>
          </table:table-cell>
          <table:table-cell office:value-type="float" office:value="76">
            <text:p>76</text:p>
          </table:table-cell>
          <table:table-cell office:value-type="string">
            <text:p>411ккал/1720кДж</text:p>
          </table:table-cell>
          <table:table-cell office:value-type="string">
            <text:p>ТУ/TU 10.72.12-001-15455580-2017</text:p>
          </table:table-cell>
          <table:table-cell office:value-type="string">
            <text:p>ВЕСОВОЕ</text:p>
          </table:table-cell>
          <table:table-cell office:value-type="string">
            <text:p>мука пшеничная в/с, сахар-песок, жир кондитерский, инвертный сироп (сахар-песок, регулятор кислотности - лимонная кислота), изюм,разрыхлители: карбонат аммония, натрий двууглекислый, соль поваренная пищевая, эмульгатор — лецитин соевый,армотизатор «Ванилин»,ароматизатор идентичный натуральному, может содержать <text:s/>следы арахиса, орехов, кунжута.</text:p>
          </table:table-cell>
          <table:table-cell office:value-type="string">
            <text:p>6 мес</text:p>
          </table:table-cell>
          <table:table-cell office:value-type="string">
            <text:p>4627121074138</text:p>
          </table:table-cell>
          <table:table-cell table:number-columns-repeated="101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example.C40:example.C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3">03.03.2020</text:date>, <text:time>09:53:0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example" style:display-name="PageStyle_examp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dc:date>2020-03-03T09:53:02.42</dc:date>
    <meta:editing-duration>PT17H11M53S</meta:editing-duration>
    <meta:editing-cycles>83</meta:editing-cycles>
    <dc:creator>Артур Бельцов</dc:creator>
    <meta:document-statistic meta:table-count="1" meta:cell-count="911" meta:object-count="0"/>
  </office:meta>
</office:document-meta>
</file>